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e4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5d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51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f1c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ed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7e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c15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371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1cfa6" officeooo:paragraph-rsid="4211c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cd8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e6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a86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bac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5f8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8ca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67f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e4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29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1f2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51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7e3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e485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346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5406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3f7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9c12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19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f2d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75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997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d53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26d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62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ba8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8b0f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8c7d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65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aa18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f76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beb8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bc95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d16f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cc5e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d505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d5e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f60a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31a2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2fcf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c461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c37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d0ec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d48f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dcf6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fa26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ebbf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edb3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98f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f1f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390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29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5a1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d30a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d6cf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1ff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04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2435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290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ed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32f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466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254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2c04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76f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d04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d8f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4f4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613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04c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147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7186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ac8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4e1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7e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6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a8e7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b0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9f1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50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6e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ce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0e4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a49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5a6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759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ce3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be9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7e5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67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ec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0d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1d1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37f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4fd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4ce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3b20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cc0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fd3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9303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950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b228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b63d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e3cd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469c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020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6fd6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5149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2e9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5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517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990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9f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6015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62d4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71e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f57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c47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e27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fd99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0576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95e5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6f9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a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b30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ce9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9e74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b210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880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343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eabf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20d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dcb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f147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c12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760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2378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3293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0dc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33e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687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26b9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a2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3322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95e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6e50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6aab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0f78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4c9a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38eb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44d9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8331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8b4f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895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8fb9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951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40df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41b3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d06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5c1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dbe8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deaa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e26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e269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e3d6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e95d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f174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f82b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f871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fb26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26dc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2962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30c5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32d4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3352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4d03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15e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53d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ad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c04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d82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fa9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6d06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6d27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6f1e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6ff1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794c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371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b7b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984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d36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e710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ee50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dde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0ed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e5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995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826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9f3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d9a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b12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14c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2a7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38e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78749" officeooo:paragraph-rsid="4599a4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9a4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abc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be1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ae0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c10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a025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346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4d35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06f5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21a9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23a5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4daa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4f28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5406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3786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41ec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392a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4bf6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693e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6b7a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81d3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98cf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708b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c109b" officeooo:paragraph-rsid="459c10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c109b" officeooo:paragraph-rsid="459cc4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e3d6dc" officeooo:paragraph-rsid="46e3d6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3ee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3170fbb" officeooo:paragraph-rsid="43170f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4b62b8d" officeooo:paragraph-rsid="44bd36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42114e2d"/>
    </style:style>
    <style:style style:name="T3" style:family="text">
      <style:text-properties style:font-name="標楷體1" officeooo:rsid="4211cfa6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2234cde" style:font-name-asian="標楷體1"/>
    </style:style>
    <style:style style:name="T6" style:family="text">
      <style:text-properties style:font-name="標楷體1" officeooo:rsid="424d9c2e" style:font-name-asian="標楷體1"/>
    </style:style>
    <style:style style:name="T7" style:family="text">
      <style:text-properties style:font-name="標楷體1" officeooo:rsid="42493ee6" style:font-name-asian="標楷體1"/>
    </style:style>
    <style:style style:name="T8" style:family="text">
      <style:text-properties style:font-name="標楷體1" officeooo:rsid="424a88d0" style:font-name-asian="標楷體1"/>
    </style:style>
    <style:style style:name="T9" style:family="text">
      <style:text-properties style:font-name="標楷體1" officeooo:rsid="42d30ac0" style:font-name-asian="標楷體1"/>
    </style:style>
    <style:style style:name="T10" style:family="text">
      <style:text-properties style:font-name="標楷體1" officeooo:rsid="42e98fca" style:font-name-asian="標楷體1"/>
    </style:style>
    <style:style style:name="T11" style:family="text">
      <style:text-properties style:font-name="標楷體1" officeooo:rsid="431d0997" style:font-name-asian="標楷體1"/>
    </style:style>
    <style:style style:name="T12" style:family="text">
      <style:text-properties style:font-name="標楷體1" officeooo:rsid="42c8d3b8" style:font-name-asian="標楷體1"/>
    </style:style>
    <style:style style:name="T13" style:family="text">
      <style:text-properties style:font-name="標楷體1" officeooo:rsid="4361d16b" style:font-name-asian="標楷體1"/>
    </style:style>
    <style:style style:name="T14" style:family="text">
      <style:text-properties style:font-name="標楷體1" officeooo:rsid="4385a6a2" style:font-name-asian="標楷體1"/>
    </style:style>
    <style:style style:name="T15" style:family="text">
      <style:text-properties style:font-name="標楷體1" officeooo:rsid="438be95e" style:font-name-asian="標楷體1"/>
    </style:style>
    <style:style style:name="T16" style:family="text">
      <style:text-properties style:font-name="標楷體1" officeooo:rsid="4392cd62" style:font-name-asian="標楷體1"/>
    </style:style>
    <style:style style:name="T17" style:family="text">
      <style:text-properties style:font-name="標楷體1" officeooo:rsid="439503b4" style:font-name-asian="標楷體1"/>
    </style:style>
    <style:style style:name="T18" style:family="text">
      <style:text-properties style:font-name="標楷體1" officeooo:rsid="43c9b62e" style:font-name-asian="標楷體1"/>
    </style:style>
    <style:style style:name="T19" style:family="text">
      <style:text-properties style:font-name="標楷體1" officeooo:rsid="4489482f" style:font-name-asian="標楷體1"/>
    </style:style>
    <style:style style:name="T20" style:family="text">
      <style:text-properties style:font-name="標楷體1" officeooo:rsid="44ab302c" style:font-name-asian="標楷體1"/>
    </style:style>
    <style:style style:name="T21" style:family="text">
      <style:text-properties style:font-name="標楷體1" officeooo:rsid="44b62b8d" style:font-name-asian="標楷體1"/>
    </style:style>
    <style:style style:name="T22" style:family="text">
      <style:text-properties style:font-name="標楷體1" officeooo:rsid="44c8370f" style:font-name-asian="標楷體1"/>
    </style:style>
    <style:style style:name="T23" style:family="text">
      <style:text-properties style:font-name="標楷體1" officeooo:rsid="44d14ceb" style:font-name-asian="標楷體1"/>
    </style:style>
    <style:style style:name="T24" style:family="text">
      <style:text-properties style:font-name="標楷體1" officeooo:rsid="44d9f33a" style:font-name-asian="標楷體1"/>
    </style:style>
    <style:style style:name="T25" style:family="text">
      <style:text-properties style:font-name="標楷體1" officeooo:rsid="44dd9a87" style:font-name-asian="標楷體1"/>
    </style:style>
    <style:style style:name="T26" style:family="text">
      <style:text-properties style:font-name="標楷體1" officeooo:rsid="45c72aca" style:font-name-asian="標楷體1"/>
    </style:style>
    <style:style style:name="T27" style:family="text">
      <style:text-properties style:font-name="標楷體1" officeooo:rsid="45c7f829" style:font-name-asian="標楷體1"/>
    </style:style>
    <style:style style:name="T28" style:family="text">
      <style:text-properties style:font-name="標楷體1" officeooo:rsid="45c94b2a" style:font-name-asian="標楷體1"/>
    </style:style>
    <style:style style:name="T29" style:family="text">
      <style:text-properties style:font-name="標楷體1" officeooo:rsid="45cb8725" style:font-name-asian="標楷體1"/>
    </style:style>
    <style:style style:name="T30" style:family="text">
      <style:text-properties style:font-name="標楷體1" officeooo:rsid="45cc5ea2" style:font-name-asian="標楷體1"/>
    </style:style>
    <style:style style:name="T31" style:family="text">
      <style:text-properties style:font-name="標楷體1" officeooo:rsid="45d16ff1" style:font-name-asian="標楷體1"/>
    </style:style>
    <style:style style:name="T32" style:family="text">
      <style:text-properties style:font-name="標楷體1" officeooo:rsid="45d5059a" style:font-name-asian="標楷體1"/>
    </style:style>
    <style:style style:name="T33" style:family="text">
      <style:text-properties style:font-name="標楷體1" officeooo:rsid="45d5ec4a" style:font-name-asian="標楷體1"/>
    </style:style>
    <style:style style:name="T34" style:family="text">
      <style:text-properties style:font-name="標楷體1" officeooo:rsid="45d6890c" style:font-name-asian="標楷體1"/>
    </style:style>
    <style:style style:name="T35" style:family="text">
      <style:text-properties style:font-name="標楷體1" officeooo:rsid="45d867e8" style:font-name-asian="標楷體1"/>
    </style:style>
    <style:style style:name="T36" style:family="text">
      <style:text-properties style:font-name="標楷體1" officeooo:rsid="45f41c1b" style:font-name-asian="標楷體1"/>
    </style:style>
    <style:style style:name="T37" style:family="text">
      <style:text-properties style:font-name="標楷體1" officeooo:rsid="46a8e745" style:font-name-asian="標楷體1"/>
    </style:style>
    <style:style style:name="T38" style:family="text">
      <style:text-properties style:font-name="標楷體1" officeooo:rsid="46abdcb2" style:font-name-asian="標楷體1"/>
    </style:style>
    <style:style style:name="T39" style:family="text">
      <style:text-properties style:font-name="標楷體1" officeooo:rsid="46b1eadd" style:font-name-asian="標楷體1"/>
    </style:style>
    <style:style style:name="T40" style:family="text">
      <style:text-properties style:font-name="標楷體1" officeooo:rsid="4221992b"/>
    </style:style>
    <style:style style:name="T41" style:family="text">
      <style:text-properties style:font-name="標楷體1" officeooo:rsid="42234cde"/>
    </style:style>
    <style:style style:name="T42" style:family="text">
      <style:text-properties style:font-name="標楷體1" officeooo:rsid="4225126e"/>
    </style:style>
    <style:style style:name="T43" style:family="text">
      <style:text-properties style:font-name="標楷體1" officeooo:rsid="42493ee6" style:font-name-asian="Liberation Serif1" style:font-name-complex="Liberation Serif1"/>
    </style:style>
    <style:style style:name="T44" style:family="text">
      <style:text-properties style:font-name="標楷體1" officeooo:rsid="42be5e76" style:font-name-asian="Liberation Serif1" style:font-name-complex="Liberation Serif1"/>
    </style:style>
    <style:style style:name="T45" style:family="text">
      <style:text-properties style:font-name="標楷體1" officeooo:rsid="421cd8e9"/>
    </style:style>
    <style:style style:name="T46" style:family="text">
      <style:text-properties style:font-name="標楷體1" officeooo:rsid="3a1d8525"/>
    </style:style>
    <style:style style:name="T47" style:family="text">
      <style:text-properties style:font-name="標楷體1" officeooo:rsid="3aaf327c"/>
    </style:style>
    <style:style style:name="T48" style:family="text">
      <style:text-properties style:font-name="標楷體1" officeooo:rsid="42bac8e3"/>
    </style:style>
    <style:style style:name="T49" style:family="text">
      <style:text-properties style:font-name="標楷體1" officeooo:rsid="42bc95a8"/>
    </style:style>
    <style:style style:name="T50" style:family="text">
      <style:text-properties style:font-name="標楷體1" officeooo:rsid="45447e11"/>
    </style:style>
    <style:style style:name="T51" style:family="text">
      <style:text-properties style:font-name="標楷體1" officeooo:rsid="454329cf"/>
    </style:style>
    <style:style style:name="T52" style:family="text">
      <style:text-properties style:font-name="標楷體1" officeooo:rsid="376c64b1"/>
    </style:style>
    <style:style style:name="T53" style:family="text">
      <style:text-properties style:font-name="標楷體1" officeooo:rsid="42b41c3d"/>
    </style:style>
    <style:style style:name="T54" style:family="text">
      <style:text-properties style:font-name="標楷體1" officeooo:rsid="42be5e76"/>
    </style:style>
    <style:style style:name="T55" style:family="text">
      <style:text-properties style:font-name="標楷體1" officeooo:rsid="42c8d3b8"/>
    </style:style>
    <style:style style:name="T56" style:family="text">
      <style:text-properties style:font-name="標楷體1" officeooo:rsid="42d30ac0"/>
    </style:style>
    <style:style style:name="T57" style:family="text">
      <style:text-properties style:font-name="標楷體1" officeooo:rsid="42d6cfcc"/>
    </style:style>
    <style:style style:name="T58" style:family="text">
      <style:text-properties style:font-name="標楷體1" officeooo:rsid="43637fbe"/>
    </style:style>
    <style:style style:name="T59" style:family="text">
      <style:text-properties style:font-name="標楷體1" officeooo:rsid="4385a6a2"/>
    </style:style>
    <style:style style:name="T60" style:family="text">
      <style:text-properties style:font-name="標楷體1" officeooo:rsid="44bf1f47"/>
    </style:style>
    <style:style style:name="T61" style:family="text">
      <style:text-properties style:font-name="標楷體1" officeooo:rsid="44d14ceb" style:font-name-asian="Arial1"/>
    </style:style>
    <style:style style:name="T62" style:family="text">
      <style:text-properties style:font-name="標楷體1" officeooo:rsid="2cd378be"/>
    </style:style>
    <style:style style:name="T63" style:family="text">
      <style:text-properties style:font-name="標楷體1" officeooo:rsid="45978749"/>
    </style:style>
    <style:style style:name="T64" style:family="text">
      <style:text-properties style:font-name="標楷體1" officeooo:rsid="45c72aca"/>
    </style:style>
    <style:style style:name="T65" style:family="text">
      <style:text-properties style:font-name="標楷體1" officeooo:rsid="45c7f829"/>
    </style:style>
    <style:style style:name="T66" style:family="text">
      <style:text-properties style:font-name="標楷體1" officeooo:rsid="4641ec5e"/>
    </style:style>
    <style:style style:name="T67" style:family="text">
      <style:text-properties style:font-name="標楷體1" officeooo:rsid="465406df"/>
    </style:style>
    <style:style style:name="T68" style:family="text">
      <style:text-properties style:font-name="標楷體1" officeooo:rsid="46693e0e"/>
    </style:style>
    <style:style style:name="T69" style:family="text">
      <style:text-properties style:font-name="標楷體1" officeooo:rsid="4681d3e2"/>
    </style:style>
    <style:style style:name="T70" style:family="text">
      <style:text-properties style:font-name="標楷體1" officeooo:rsid="46d25f31"/>
    </style:style>
    <style:style style:name="T71" style:family="text">
      <style:text-properties style:font-name="標楷體1" officeooo:rsid="46d7637a"/>
    </style:style>
    <style:style style:name="T72" style:family="text">
      <style:text-properties style:font-name="標楷體1" officeooo:rsid="46d8de55"/>
    </style:style>
    <style:style style:name="T73" style:family="text">
      <style:text-properties style:font-name="標楷體1" officeooo:rsid="47608ba6" style:font-name-asian="標楷體1"/>
    </style:style>
    <style:style style:name="T74" style:family="text">
      <style:text-properties style:font-name="標楷體1" officeooo:rsid="46e09c3b"/>
    </style:style>
    <style:style style:name="T75" style:family="text">
      <style:text-properties style:font-name="標楷體1" officeooo:rsid="46e267aa"/>
    </style:style>
    <style:style style:name="T76" style:family="text">
      <style:text-properties style:font-name="標楷體1" officeooo:rsid="46e3c970"/>
    </style:style>
    <style:style style:name="T77" style:family="text">
      <style:text-properties style:font-name="標楷體1" officeooo:rsid="46fb2680"/>
    </style:style>
    <style:style style:name="T78" style:family="text">
      <style:text-properties style:font-name="標楷體1" officeooo:rsid="475f73db"/>
    </style:style>
    <style:style style:name="T79" style:family="text">
      <style:text-properties style:text-underline-style="solid" style:text-underline-width="auto" style:text-underline-color="font-color"/>
    </style:style>
    <style:style style:name="T80" style:family="text">
      <style:text-properties style:text-underline-style="solid" style:text-underline-width="auto" style:text-underline-color="font-color" officeooo:rsid="376c64b1"/>
    </style:style>
    <style:style style:name="T81" style:family="text">
      <style:text-properties style:text-underline-style="solid" style:text-underline-width="auto" style:text-underline-color="font-color" officeooo:rsid="3a1d8525"/>
    </style:style>
    <style:style style:name="T82" style:family="text">
      <style:text-properties officeooo:rsid="4221992b"/>
    </style:style>
    <style:style style:name="T83" style:family="text">
      <style:text-properties officeooo:rsid="42234cde"/>
    </style:style>
    <style:style style:name="T84" style:family="text">
      <style:text-properties officeooo:rsid="4225126e"/>
    </style:style>
    <style:style style:name="T85" style:family="text">
      <style:text-properties style:font-name-asian="標楷體1"/>
    </style:style>
    <style:style style:name="T86" style:family="text">
      <style:text-properties officeooo:rsid="42234cde" style:font-name-asian="標楷體1"/>
    </style:style>
    <style:style style:name="T87" style:family="text">
      <style:text-properties style:text-position="sub 58%" style:font-name="標楷體1" officeooo:rsid="42493ee6" style:font-name-asian="標楷體1"/>
    </style:style>
    <style:style style:name="T88" style:family="text">
      <style:text-properties style:text-position="sub 58%" style:font-name="標楷體1" officeooo:rsid="46e267aa"/>
    </style:style>
    <style:style style:name="T89" style:family="text">
      <style:text-properties style:text-position="sub 58%" style:font-name="標楷體1" officeooo:rsid="46e26989" style:font-name-asian="標楷體1"/>
    </style:style>
    <style:style style:name="T90" style:family="text">
      <style:text-properties officeooo:rsid="3449857d"/>
    </style:style>
    <style:style style:name="T91" style:family="text">
      <style:text-properties officeooo:rsid="3fa4dedd"/>
    </style:style>
    <style:style style:name="T92" style:family="text">
      <style:text-properties style:text-position="super 58%" style:font-name="標楷體1" officeooo:rsid="426bace9" style:font-name-asian="標楷體1"/>
    </style:style>
    <style:style style:name="T93" style:family="text">
      <style:text-properties style:text-position="super 58%" style:font-name="標楷體1" officeooo:rsid="426f2d04" style:font-name-asian="標楷體1"/>
    </style:style>
    <style:style style:name="T94" style:family="text">
      <style:text-properties style:text-position="super 58%" style:font-name="標楷體1" officeooo:rsid="4270ff38" style:font-name-asian="標楷體1"/>
    </style:style>
    <style:style style:name="T95" style:family="text">
      <style:text-properties style:text-position="super 58%" style:font-name="標楷體1" officeooo:rsid="4361d16b" style:font-name-asian="標楷體1"/>
    </style:style>
    <style:style style:name="T96" style:family="text">
      <style:text-properties style:text-position="super 58%" style:font-name="標楷體1" officeooo:rsid="42d6cfcc"/>
    </style:style>
    <style:style style:name="T97" style:family="text">
      <style:text-properties officeooo:rsid="427ba8d0"/>
    </style:style>
    <style:style style:name="T98" style:family="text">
      <style:text-properties fo:color="#333333"/>
    </style:style>
    <style:style style:name="T99" style:family="text">
      <style:text-properties fo:color="#333333" style:font-name="標楷體1"/>
    </style:style>
    <style:style style:name="T100" style:family="text">
      <style:text-properties fo:color="#333333" style:font-name="標楷體1" officeooo:rsid="42bc95a8"/>
    </style:style>
    <style:style style:name="T101" style:family="text">
      <style:text-properties fo:color="#333333" style:font-name="標楷體1" officeooo:rsid="42b41c3d"/>
    </style:style>
    <style:style style:name="T102" style:family="text">
      <style:text-properties fo:color="#333333" style:font-name="標楷體1" style:font-name-asian="標楷體1"/>
    </style:style>
    <style:style style:name="T103" style:family="text">
      <style:text-properties fo:color="#333333" style:font-name="標楷體1" officeooo:rsid="42d30ac0" style:font-name-asian="標楷體1"/>
    </style:style>
    <style:style style:name="T104" style:family="text">
      <style:text-properties fo:color="#333333" style:font-name="標楷體1" officeooo:rsid="3a1d8525"/>
    </style:style>
    <style:style style:name="T105" style:family="text">
      <style:text-properties fo:color="#333333" style:font-name="標楷體1" officeooo:rsid="3aaf327c"/>
    </style:style>
    <style:style style:name="T106" style:family="text">
      <style:text-properties fo:color="#333333" officeooo:rsid="42c8d3b8"/>
    </style:style>
    <style:style style:name="T107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08" style:family="text">
      <style:text-properties officeooo:rsid="42c8d3b8"/>
    </style:style>
    <style:style style:name="T109" style:family="text">
      <style:text-properties style:font-name-asian="Arial1"/>
    </style:style>
    <style:style style:name="T110" style:family="text">
      <style:text-properties officeooo:rsid="42c8d3b8" style:font-name-asian="Arial1"/>
    </style:style>
    <style:style style:name="T111" style:family="text">
      <style:text-properties officeooo:rsid="4464623a" style:font-name-asian="Arial1"/>
    </style:style>
    <style:style style:name="T112" style:family="text">
      <style:text-properties officeooo:rsid="43eabf1b" style:font-name-asian="Arial1"/>
    </style:style>
    <style:style style:name="T113" style:family="text">
      <style:text-properties officeooo:rsid="445002a3" style:font-name-asian="Arial1"/>
    </style:style>
    <style:style style:name="T114" style:family="text">
      <style:text-properties officeooo:rsid="427ba8d0" style:font-name-asian="Arial1"/>
    </style:style>
    <style:style style:name="T115" style:family="text">
      <style:text-properties officeooo:rsid="42234cde" style:font-name-asian="Arial1"/>
    </style:style>
    <style:style style:name="T116" style:family="text">
      <style:text-properties officeooo:rsid="46bdeef0" style:font-name-asian="Arial1"/>
    </style:style>
    <style:style style:name="T117" style:family="text">
      <style:text-properties officeooo:rsid="42d30ac0"/>
    </style:style>
    <style:style style:name="T118" style:family="text">
      <style:text-properties officeooo:rsid="42d6cfcc"/>
    </style:style>
    <style:style style:name="T119" style:family="text">
      <style:text-properties officeooo:rsid="376c64b1"/>
    </style:style>
    <style:style style:name="T120" style:family="text">
      <style:text-properties officeooo:rsid="4464623a"/>
    </style:style>
    <style:style style:name="T121" style:family="text">
      <style:text-properties officeooo:rsid="2f7a955a"/>
    </style:style>
    <style:style style:name="T122" style:family="text">
      <style:text-properties officeooo:rsid="434c128f"/>
    </style:style>
    <style:style style:name="T123" style:family="text">
      <style:text-properties officeooo:rsid="4361d16b"/>
    </style:style>
    <style:style style:name="T124" style:family="text">
      <style:text-properties officeooo:rsid="43637fbe"/>
    </style:style>
    <style:style style:name="T125" style:family="text">
      <style:text-properties officeooo:rsid="4700735c"/>
    </style:style>
    <style:style style:name="T126" style:family="text">
      <style:text-properties officeooo:rsid="4385a6a2"/>
    </style:style>
    <style:style style:name="T127" style:family="text">
      <style:text-properties officeooo:rsid="4392cd62"/>
    </style:style>
    <style:style style:name="T128" style:family="text">
      <style:text-properties officeooo:rsid="43b78088"/>
    </style:style>
    <style:style style:name="T129" style:family="text">
      <style:text-properties officeooo:rsid="43c9b62e"/>
    </style:style>
    <style:style style:name="T130" style:family="text">
      <style:text-properties fo:color="#1c1c1c"/>
    </style:style>
    <style:style style:name="T131" style:family="text">
      <style:text-properties fo:color="#1c1c1c" officeooo:rsid="42c8d3b8" style:font-name-asian="Arial1"/>
    </style:style>
    <style:style style:name="T132" style:family="text">
      <style:text-properties fo:color="#1c1c1c" officeooo:rsid="4489482f"/>
    </style:style>
    <style:style style:name="T133" style:family="text">
      <style:text-properties fo:color="#1c1c1c" style:font-name="標楷體1" officeooo:rsid="4489482f" style:font-name-asian="標楷體1"/>
    </style:style>
    <style:style style:name="T134" style:family="text">
      <style:text-properties officeooo:rsid="43eabf1b"/>
    </style:style>
    <style:style style:name="T135" style:family="text">
      <style:text-properties officeooo:rsid="445002a3"/>
    </style:style>
    <style:style style:name="T136" style:family="text">
      <style:text-properties officeooo:rsid="446015ad"/>
    </style:style>
    <style:style style:name="T137" style:family="text">
      <style:text-properties officeooo:rsid="4489482f"/>
    </style:style>
    <style:style style:name="T138" style:family="text">
      <style:text-properties officeooo:rsid="449e7479"/>
    </style:style>
    <style:style style:name="T139" style:family="text">
      <style:text-properties officeooo:rsid="44ab302c"/>
    </style:style>
    <style:style style:name="T140" style:family="text">
      <style:text-properties officeooo:rsid="44b62b8d"/>
    </style:style>
    <style:style style:name="T141" style:family="text">
      <style:text-properties style:font-name="Liberation Serif1" officeooo:rsid="44e71008" style:font-name-asian="Liberation Serif1" style:font-name-complex="Liberation Serif1"/>
    </style:style>
    <style:style style:name="T142" style:family="text">
      <style:text-properties fo:color="#010101" style:font-name="標楷體1" style:font-name-asian="標楷體1"/>
    </style:style>
    <style:style style:name="T143" style:family="text">
      <style:text-properties fo:color="#010101" style:font-name="標楷體1" officeooo:rsid="455fca7d" style:font-name-asian="標楷體1"/>
    </style:style>
    <style:style style:name="T144" style:family="text">
      <style:text-properties fo:color="#010101" style:font-name="標楷體1" officeooo:rsid="3fa4dedd" style:font-name-asian="標楷體1"/>
    </style:style>
    <style:style style:name="T145" style:family="text">
      <style:text-properties fo:color="#010101" style:font-name="標楷體1" fo:font-size="12pt" style:font-name-asian="標楷體1" style:font-size-asian="12pt" style:font-size-complex="12pt"/>
    </style:style>
    <style:style style:name="T146" style:family="text">
      <style:text-properties officeooo:rsid="45978749"/>
    </style:style>
    <style:style style:name="T147" style:family="text">
      <style:text-properties officeooo:rsid="459c109b"/>
    </style:style>
    <style:style style:name="T148" style:family="text">
      <style:text-properties officeooo:rsid="45c72aca"/>
    </style:style>
    <style:style style:name="T149" style:family="text">
      <style:text-properties officeooo:rsid="45c7f829"/>
    </style:style>
    <style:style style:name="T150" style:family="text">
      <style:text-properties officeooo:rsid="4621a9bc"/>
    </style:style>
    <style:style style:name="T151" style:family="text">
      <style:text-properties style:font-name="標楷體" officeooo:rsid="4681d3e2" style:font-name-asian="標楷體1"/>
    </style:style>
    <style:style style:name="T152" style:family="text">
      <style:text-properties officeooo:rsid="2b6f314a"/>
    </style:style>
    <style:style style:name="T153" style:family="text">
      <style:text-properties officeooo:rsid="463786db"/>
    </style:style>
    <style:style style:name="T154" style:family="text">
      <style:text-properties officeooo:rsid="362b5268"/>
    </style:style>
    <style:style style:name="T155" style:family="text">
      <style:text-properties officeooo:rsid="465406df"/>
    </style:style>
    <style:style style:name="T156" style:family="text">
      <style:text-properties officeooo:rsid="46693e0e"/>
    </style:style>
    <style:style style:name="T157" style:family="text">
      <style:text-properties officeooo:rsid="4681d3e2"/>
    </style:style>
    <style:style style:name="T158" style:family="text">
      <style:text-properties officeooo:rsid="4689ee6d"/>
    </style:style>
    <style:style style:name="T159" style:family="text">
      <style:text-properties officeooo:rsid="46a8e745"/>
    </style:style>
    <style:style style:name="T160" style:family="text">
      <style:text-properties officeooo:rsid="46abdcb2"/>
    </style:style>
    <style:style style:name="T161" style:family="text">
      <style:text-properties officeooo:rsid="46bdeef0"/>
    </style:style>
    <style:style style:name="T162" style:family="text">
      <style:text-properties officeooo:rsid="46d7637a"/>
    </style:style>
    <style:style style:name="T163" style:family="text">
      <style:text-properties style:font-name="標楷體1"/>
    </style:style>
    <style:style style:name="T164" style:family="text">
      <style:text-properties style:font-name="標楷體1" style:font-name-asian="標楷體1"/>
    </style:style>
    <style:style style:name="T165" style:family="text">
      <style:text-properties style:font-name="標楷體1" officeooo:rsid="46e26989" style:font-name-asian="標楷體1"/>
    </style:style>
    <style:style style:name="T166" style:family="text">
      <style:text-properties style:font-name="標楷體1" officeooo:rsid="472b614e" style:font-name-asian="標楷體1"/>
    </style:style>
    <style:style style:name="T167" style:family="text">
      <style:text-properties style:font-name="標楷體1" officeooo:rsid="46d7637a" style:font-name-asian="標楷體1"/>
    </style:style>
    <style:style style:name="T168" style:family="text">
      <style:text-properties style:font-name="標楷體1" officeooo:rsid="475d821f" style:font-name-asian="標楷體1"/>
    </style:style>
    <style:style style:name="T169" style:family="text">
      <style:text-properties style:font-name="標楷體1" officeooo:rsid="47608ba6" style:font-name-asian="標楷體1"/>
    </style:style>
    <style:style style:name="T170" style:family="text">
      <style:text-properties style:font-name="標楷體1" officeooo:rsid="476b6b52" style:font-name-asian="標楷體1"/>
    </style:style>
    <style:style style:name="T171" style:family="text">
      <style:text-properties style:font-name="標楷體1" officeooo:rsid="46e2698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61497851" text:style-name="L1">
        <text:list-item>
          <text:p text:style-name="P1"><text:bookmark-start text:name="力"/>力<text:bookmark-end text:name="力"/></text:p>
          <text:list>
            <text:list-item>
              <text:p text:style-name="P12">（相關描述在 <text:span text:style-name="T79">新生之書</text:span>的 <text:span text:style-name="T79">肉質層、意識層</text:span> 文件群的 <text:span text:style-name="T79">光、力</text:span>）。</text:p>
            </text:list-item>
            <text:list-item>
              <text:p text:style-name="P31">已知，<text:span text:style-name="T2">F = m * a</text:span>。</text:p>
              <text:list>
                <text:list-item>
                  <text:p text:style-name="P31">已知，<text:span text:style-name="T3">a = v / t</text:span>。</text:p>
                  <text:list>
                    <text:list-item>
                      <text:p text:style-name="P12"><text:span text:style-name="T2">F = m * </text:span><text:span text:style-name="T3">(</text:span><text:span text:style-name="T2">v / t</text:span><text:span text:style-name="T3">)</text:span>。</text:p>
                    </text:list-item>
                    <text:list-item>
                      <text:p text:style-name="P13"><text:span text:style-name="T1">F * t = m * v</text:span>。</text:p>
                    </text:list-item>
                    <text:list-item>
                      <text:p text:style-name="P32">已知<text:span text:style-name="T1">，P = F</text:span><text:span text:style-name="T45"> * t</text:span>。</text:p>
                      <text:list>
                        <text:list-item>
                          <text:p text:style-name="P32"><text:span text:style-name="T1">P = 某一特定時段的 力的 總和</text:span>。</text:p>
                        </text:list-item>
                        <text:list-item>
                          <text:p text:style-name="P33"><text:span text:style-name="T1">P = 某一特定時段的 總力、合力、總和力</text:span>。</text:p>
                        </text:list-item>
                      </text:list>
                    </text:list-item>
                    <text:list-item>
                      <text:p text:style-name="P14"><text:span text:style-name="T4">P = </text:span><text:span text:style-name="T3">m * v</text:span>。</text:p>
                    </text:list-item>
                    <text:list-item>
                      <text:p text:style-name="P14">已知，<text:span text:style-name="T40">v = S / t</text:span><text:span text:style-name="T82">。</text:span></text:p>
                    </text:list-item>
                    <text:list-item>
                      <text:p text:style-name="P34"><text:span text:style-name="T1">P * t = m * S</text:span>。</text:p>
                      <text:list>
                        <text:list-item>
                          <text:p text:style-name="P15">抽象例子，做功<text:span text:style-name="T4">（W）</text:span><text:span text:style-name="T1">= </text:span><text:span text:style-name="T2">F</text:span><text:span text:style-name="T1"> * S</text:span>。</text:p>
                          <text:list>
                            <text:list-item>
                              <text:p text:style-name="P16"><text:span text:style-name="T4">（W</text:span><text:span text:style-name="T3"> / </text:span><text:span text:style-name="T2">a</text:span><text:span text:style-name="T4">）</text:span><text:span text:style-name="T1">= m * S</text:span>。</text:p>
                            </text:list-item>
                            <text:list-item>
                              <text:p text:style-name="P17"><text:span text:style-name="T4">W </text:span><text:span text:style-name="T1">= </text:span><text:span text:style-name="T2">F</text:span><text:span text:style-name="T1"> *</text:span><text:span text:style-name="T4">（</text:span><text:span text:style-name="T1">S</text:span><text:span text:style-name="T3"> / t</text:span><text:span text:style-name="T4">）</text:span><text:span text:style-name="T92">2</text:span>。</text:p>
                            </text:list-item>
                            <text:list-item>
                              <text:p text:style-name="P35"><text:span text:style-name="T4">W</text:span><text:span text:style-name="T1"> *</text:span><text:span text:style-name="T4"> </text:span><text:span text:style-name="T3">t</text:span><text:span text:style-name="T92">2</text:span><text:span text:style-name="T4"> </text:span><text:span text:style-name="T1">= </text:span><text:span text:style-name="T2">m</text:span><text:span text:style-name="T1"> * S</text:span><text:span text:style-name="T92">2</text:span>。</text:p>
                            </text:list-item>
                          </text:list>
                        </text:list-item>
                        <text:list-item>
                          <text:p text:style-name="P18"><text:span text:style-name="T4">（</text:span><text:span text:style-name="T1">P *</text:span><text:span text:style-name="T4">（</text:span><text:span text:style-name="T1">S</text:span><text:span text:style-name="T3"> / t</text:span><text:span text:style-name="T4">）</text:span><text:span text:style-name="T93">n</text:span><text:span text:style-name="T4">）</text:span><text:span text:style-name="T1">*</text:span><text:span text:style-name="T4"> </text:span><text:span text:style-name="T3">t</text:span><text:span text:style-name="T93">n</text:span><text:span text:style-name="T94">+1</text:span><text:span text:style-name="T4"> </text:span><text:span text:style-name="T1">=</text:span><text:span text:style-name="T3"> </text:span><text:span text:style-name="T2">m</text:span><text:span text:style-name="T1"> * S</text:span><text:span text:style-name="T93">n</text:span><text:span text:style-name="T94">+1</text:span>。</text:p>
                          <text:list>
                            <text:list-item>
                              <text:p text:style-name="P36"><text:span text:style-name="T4">（</text:span><text:span text:style-name="T1">P * </text:span><text:span text:style-name="T3">v</text:span><text:span text:style-name="T93">n</text:span><text:span text:style-name="T4">）</text:span><text:span text:style-name="T1">*</text:span><text:span text:style-name="T4"> </text:span><text:span text:style-name="T3">t</text:span><text:span text:style-name="T93">n</text:span><text:span text:style-name="T94">+1</text:span><text:span text:style-name="T4"> </text:span><text:span text:style-name="T1">=</text:span><text:span text:style-name="T3"> </text:span><text:span text:style-name="T2">m</text:span><text:span text:style-name="T1"> * S</text:span><text:span text:style-name="T93">n</text:span><text:span text:style-name="T94">+1</text:span>。</text:p>
                            </text:list-item>
                            <text:list-item>
                              <text:p text:style-name="P19"><text:span text:style-name="T4">（</text:span><text:span text:style-name="T1">P </text:span><text:span text:style-name="T3">/</text:span><text:span text:style-name="T1"> </text:span><text:span text:style-name="T3">v</text:span><text:span text:style-name="T4">）</text:span><text:span text:style-name="T1">=</text:span><text:span text:style-name="T3"> </text:span><text:span text:style-name="T2">m</text:span>。</text:p>
                              <text:list>
                                <text:list-item>
                                  <text:p text:style-name="P37"><text:span text:style-name="T2">m</text:span><text:span text:style-name="T1"> =（P </text:span><text:span text:style-name="T3">/</text:span><text:span text:style-name="T1"> </text:span><text:span text:style-name="T3">v</text:span><text:span text:style-name="T1">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">人類 會產生 次聲波、聲音。</text:p>
              <text:list>
                <text:list-item>
                  <text:p text:style-name="P38">人類 會產生 次聲波、聲音 <text:span text:style-name="T115">↔</text:span><text:span text:style-name="T83"> 人類 會</text:span>產生<text:span text:style-name="T83"> 紅外線、電磁波。</text:span></text:p>
                  <text:list>
                    <text:list-item>
                      <text:p text:style-name="P38">人類 會產生 力 <text:span text:style-name="T115">↔</text:span><text:span text:style-name="T83"> 人類 會</text:span>產生<text:span text:style-name="T83"> 光</text:span>。</text:p>
                    </text:list-item>
                  </text:list>
                </text:list-item>
                <text:list-item>
                  <text:p text:style-name="P39">個體 有機率（同時）產生 聲音、重力波、電磁波。</text:p>
                </text:list-item>
                <text:list-item>
                  <text:p text:style-name="P39">個體 有機率（同時）產生 第<text:span text:style-name="T42">a</text:span><text:span text:style-name="T84">層級宗態譜</text:span>。</text:p>
                </text:list-item>
                <text:list-item>
                  <text:p text:style-name="P39">個體 有機率（同時）產生 <text:span text:style-name="T1">&lt;?</text:span><text:span text:style-name="T41">a&gt;個體。</text:span></text:p>
                  <text:list>
                    <text:list-item>
                      <text:p text:style-name="P250"><text:span text:style-name="T5">&lt;?</text:span><text:span text:style-name="T6">b</text:span><text:span text:style-name="T5">&gt;個體（本身）（存在、變化）有機率</text:span><text:span text:style-name="T85">（同時）</text:span><text:span text:style-name="T5">產生 &lt;?a&gt;個體</text:span><text:span text:style-name="T86">。</text:span></text:p>
                      <text:list>
                        <text:list-item>
                          <text:p text:style-name="P251"><text:span text:style-name="T7">n</text:span><text:span text:style-name="T87">a</text:span><text:span text:style-name="T7"> </text:span><text:span text:style-name="T43">≥</text:span><text:span text:style-name="T7"> a、</text:span><text:span text:style-name="T8">b</text:span><text:span text:style-name="T7"> </text:span><text:span text:style-name="T43">≥</text:span><text:span text:style-name="T7"> u</text:span><text:span text:style-name="T87">a</text:span><text:span text:style-name="T86">。</text:span></text:p>
                        </text:list-item>
                      </text:list>
                    </text:list-item>
                    <text:list-item>
                      <text:p text:style-name="P38">明顯例子，人類（本身）（存在、變化）會（同時）產生 光、力。</text:p>
                      <text:list>
                        <text:list-item>
                          <text:p text:style-name="P38">明顯例子，人類 存在。</text:p>
                          <text:list>
                            <text:list-item>
                              <text:p text:style-name="P40">人類 會（同時）產生 聲音、重力波、電磁波。</text:p>
                            </text:list-item>
                          </text:list>
                        </text:list-item>
                        <text:list-item>
                          <text:p text:style-name="P38">明顯例子，人類 講話。</text:p>
                          <text:list>
                            <text:list-item>
                              <text:p text:style-name="P41"><text:span text:style-name="T83">人類 會</text:span>（同時）<text:span text:style-name="T83">說出 聲音、重力波、電磁波。</text:span></text:p>
                              <text:list>
                                <text:list-item>
                                  <text:p text:style-name="P41">說出 聲音 的 明顯例子，聲帶的 力變化 作用在 空氣，產生 聲音。</text:p>
                                </text:list-item>
                                <text:list-item>
                                  <text:p text:style-name="P42">說出 重力波 的 明顯例子，聲帶的 力變化 作用在 空間，產生 重力波。</text:p>
                                </text:list-item>
                                <text:list-item>
                                  <text:p text:style-name="P41">說出 電磁波 的 明顯例子，聲帶（擁有的 電子）加速度變化，產生 電磁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3">明顯例子，假定，人類 在 大氣存活、大海游泳、地面走動、打開門窗、甩動繩子。</text:p>
                  <text:list>
                    <text:list-item>
                      <text:p text:style-name="P44">人類 會（全方位、同心圓型）產生 聲音、電磁波、<text:span text:style-name="T1">&lt;?</text:span><text:span text:style-name="T41">a&gt;個體</text:span>。</text:p>
                      <text:list>
                        <text:list-item>
                          <text:p text:style-name="P44">同心圓 不是 同心的 正圓。</text:p>
                        </text:list-item>
                        <text:list-item>
                          <text:p text:style-name="P44">同心圓 是 同心的 圓。</text:p>
                          <text:list>
                            <text:list-item>
                              <text:p text:style-name="P44">圓心、出發點 相同。</text:p>
                            </text:list-item>
                            <text:list-item>
                              <text:p text:style-name="P44">半徑、路徑長 有機率不同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5"><text:bookmark-start text:name="重力"/>重力<text:bookmark-end text:name="重力"/></text:p>
          <text:list>
            <text:list-item>
              <text:p text:style-name="P46"><text:span text:style-name="T91">（人類 認定的）</text:span>重力子 <text:span text:style-name="T90">是</text:span> <text:span text:style-name="T1">&lt;?3</text:span><text:span text:style-name="T41">&gt;個體</text:span>。</text:p>
              <text:list>
                <text:list-item>
                  <text:p text:style-name="P46"><text:span text:style-name="T91">（人類 認定的）</text:span>重力子 <text:span text:style-name="T90">是</text:span> <text:span text:style-name="T1">&lt;?3</text:span><text:span text:style-name="T41">&gt;粒子（群）</text:span>、<text:span text:style-name="T1">&lt;?3</text:span><text:span text:style-name="T41">&gt;個體（群）</text:span>、第<text:span text:style-name="T1">3</text:span><text:span text:style-name="T84">層級宗態譜</text:span><text:span text:style-name="T41">（群）</text:span>。</text:p>
                </text:list-item>
              </text:list>
            </text:list-item>
          </text:list>
        </text:list-item>
        <text:list-item>
          <text:p text:style-name="P46"><text:bookmark-start text:name="冷次定律"/>冷次定律<text:bookmark-end text:name="冷次定律"/></text:p>
          <text:list>
            <text:list-item>
              <text:p text:style-name="P46">摩擦光。</text:p>
              <text:list>
                <text:list-item>
                  <text:p text:style-name="P46">摩擦光公式 <text:span text:style-name="T114">↔</text:span><text:span text:style-name="T97"> 摩擦力公式。</text:span></text:p>
                </text:list-item>
              </text:list>
            </text:list-item>
          </text:list>
        </text:list-item>
        <text:list-item>
          <text:p text:style-name="P46"><text:bookmark-start text:name="光譜線"/>光譜線<text:bookmark-end text:name="光譜線"/></text:p>
          <text:list>
            <text:list-item>
              <text:p text:style-name="P46">在 不同的 溫度，光譜線 不同。</text:p>
              <text:list>
                <text:list-item>
                  <text:p text:style-name="P46">明顯例子，不同溫度的 氫原子 吸收 不同（頻率）的 光，形成 光譜線。</text:p>
                </text:list-item>
                <text:list-item>
                  <text:p text:style-name="P46">明顯例子，已知，太陽光 有 光譜線。</text:p>
                  <text:list>
                    <text:list-item>
                      <text:p text:style-name="P46">從 光譜線 有機率反推出 太陽的 溫度。</text:p>
                    </text:list-item>
                  </text:list>
                </text:list-item>
              </text:list>
            </text:list-item>
            <text:list-item>
              <text:p text:style-name="P20">（光譜線 的 相關描述在 <text:span text:style-name="T79">世界學</text:span> 文件群的 <text:span text:style-name="T79">宏觀世界、古典世界、微觀世界</text:span>）</text:p>
            </text:list-item>
            <text:list-item>
              <text:p text:style-name="P47">（光的）光譜線 <text:span text:style-name="T114">↔</text:span><text:span text:style-name="T97">（聲音</text:span><text:span text:style-name="T62">的）頻譜圖</text:span>。</text:p>
              <text:list>
                <text:list-item>
                  <text:p text:style-name="P48">聲音 的 明顯例子，敲擊杯子、震動聲帶 發出的 聲音。</text:p>
                </text:list-item>
                <text:list-item>
                  <text:p text:style-name="P49">明顯例子，杯子、玻璃杯。</text:p>
                  <text:list>
                    <text:list-item>
                      <text:p text:style-name="P49">（使用 某一特定力）敲擊一次 玻璃杯。</text:p>
                      <text:list>
                        <text:list-item>
                          <text:p text:style-name="P49">玻璃杯 出現（該玻璃杯）特殊的、特有的 頻率、頻譜圖。</text:p>
                        </text:list-item>
                      </text:list>
                    </text:list-item>
                    <text:list-item>
                      <text:p text:style-name="P50">假定，使用 不同強度的 力，敲擊一次 玻璃杯。</text:p>
                      <text:list>
                        <text:list-item>
                          <text:p text:style-name="P50">頻譜圖群的 頻率分佈相同、強度不同。</text:p>
                          <text:list>
                            <text:list-item>
                              <text:p text:style-name="P51">明顯例子，假定，使用<text:span text:style-name="T4"> </text:span><text:span text:style-name="T26">1牛</text:span><text:span text:style-name="T148">頓的力，敲擊一次 杯子。</text:span></text:p>
                              <text:list>
                                <text:list-item>
                                  <text:p text:style-name="P52">假定，杯子 <text:span text:style-name="T4">在 </text:span><text:span text:style-name="T27">1(Hz)有最大值、1</text:span><text:span text:style-name="T28">2</text:span><text:span text:style-name="T27">(Hz)有第二大值、</text:span><text:span text:style-name="T28">2</text:span><text:span text:style-name="T29">3</text:span><text:span text:style-name="T36">7</text:span><text:span text:style-name="T27">(Hz)有第三大值</text:span><text:span text:style-name="T149">。</text:span></text:p>
                                </text:list-item>
                                <text:list-item>
                                  <text:p text:style-name="P53">假定，杯子 <text:span text:style-name="T4">在 </text:span><text:span text:style-name="T27">1(Hz)有</text:span><text:span text:style-name="T31">1</text:span><text:span text:style-name="T32">0</text:span><text:span text:style-name="T31">(分貝)、</text:span><text:span text:style-name="T27">1</text:span><text:span text:style-name="T28">2</text:span><text:span text:style-name="T27">(Hz)有</text:span><text:span text:style-name="T32">3</text:span><text:span text:style-name="T31">(分貝)</text:span><text:span text:style-name="T27">、</text:span><text:span text:style-name="T28">2</text:span><text:span text:style-name="T29">3</text:span><text:span text:style-name="T36">7</text:span><text:span text:style-name="T27">(Hz)有</text:span><text:span text:style-name="T31">1(分貝)</text:span>。</text:p>
                                </text:list-item>
                                <text:list-item>
                                  <text:p text:style-name="P52">假定，使用<text:span text:style-name="T4"> </text:span><text:span text:style-name="T30">2</text:span><text:span text:style-name="T26">牛</text:span><text:span text:style-name="T148">頓的力，敲擊一次 杯子。</text:span></text:p>
                                </text:list-item>
                                <text:list-item>
                                  <text:p text:style-name="P52">杯子（仍然）<text:span text:style-name="T4">在 </text:span><text:span text:style-name="T27">1(Hz)有最大值、1</text:span><text:span text:style-name="T28">2</text:span><text:span text:style-name="T27">(Hz)有第二大值、</text:span><text:span text:style-name="T28">2</text:span><text:span text:style-name="T29">3</text:span><text:span text:style-name="T36">7</text:span><text:span text:style-name="T27">(Hz)有第三大值</text:span>。</text:p>
                                </text:list-item>
                                <text:list-item>
                                  <text:p text:style-name="P54">杯子 有機率<text:span text:style-name="T4">在 </text:span><text:span text:style-name="T27">1(Hz)有</text:span><text:span text:style-name="T34">5</text:span><text:span text:style-name="T32">0</text:span><text:span text:style-name="T31">(分貝)、</text:span><text:span text:style-name="T27">1</text:span><text:span text:style-name="T28">2</text:span><text:span text:style-name="T27">(Hz)有</text:span><text:span text:style-name="T33">7</text:span><text:span text:style-name="T31">(分貝)</text:span><text:span text:style-name="T27">、</text:span><text:span text:style-name="T28">2</text:span><text:span text:style-name="T29">3</text:span><text:span text:style-name="T36">7</text:span><text:span text:style-name="T27">(Hz)有</text:span><text:span text:style-name="T35">3</text:span><text:span text:style-name="T31">(分貝)</text:span>。</text:p>
                                </text:list-item>
                                <text:list-item>
                                  <text:p text:style-name="P55"><text:span text:style-name="T64">1牛</text:span><text:span text:style-name="T148">頓的力產生的</text:span>頻譜圖<text:span text:style-name="T64">、2牛</text:span><text:span text:style-name="T148">頓的力產生的</text:span>頻譜圖 頻率分佈相同、強度不同。</text:p>
                                </text:list-item>
                              </text:list>
                            </text:list-item>
                            <text:list-item>
                              <text:p text:style-name="P56">明顯例子，假定，使用<text:span text:style-name="T1"> </text:span><text:span text:style-name="T65">1(Hz)、</text:span><text:span text:style-name="T64">1牛</text:span><text:span text:style-name="T148">頓 的 力，</text:span>（連綿不斷）<text:span text:style-name="T148">敲擊 杯子</text:span>。</text:p>
                              <text:list>
                                <text:list-item>
                                  <text:p text:style-name="P57">力、杯子 有機率 共振。</text:p>
                                </text:list-item>
                              </text:list>
                            </text:list-item>
                            <text:list-item>
                              <text:p text:style-name="P58">明顯例子，假定，使用 彩虹力，敲擊一次 杯子。</text:p>
                              <text:list>
                                <text:list-item>
                                  <text:p text:style-name="P57">彩虹力 <text:span text:style-name="T116">↔</text:span><text:span text:style-name="T161"> 彩虹光</text:span>。</text:p>
                                  <text:list>
                                    <text:list-item>
                                      <text:p text:style-name="P59">彩虹力 是，在頻域是 長方形的、長方形分佈的 力。</text:p>
                                    </text:list-item>
                                    <text:list-item>
                                      <text:p text:style-name="P184">彩虹力（在 不同頻率）的 強度（都）是<text:span text:style-name="T1"> </text:span><text:span text:style-name="T76">A</text:span><text:span text:style-name="T162">（分貝）</text:span>。</text:p>
                                      <text:list>
                                        <text:list-item>
                                          <text:p text:style-name="P184"><text:span text:style-name="T1">A </text:span>是 某一特定數值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0"><text:span text:style-name="T65">該彩虹力的 1(Hz)力 被（</text:span>杯子）吸收 最多，反射、折射、透射 最少。</text:p>
                                </text:list-item>
                                <text:list-item>
                                  <text:p text:style-name="P61"><text:span text:style-name="T65">該彩虹力的 1</text:span><text:span text:style-name="T70">2</text:span><text:span text:style-name="T65">(Hz)力 被（</text:span>杯子）吸收 第二多，反射、折射、透射 第二少。</text:p>
                                </text:list-item>
                                <text:list-item>
                                  <text:p text:style-name="P61"><text:span text:style-name="T65">該彩虹力的 </text:span><text:span text:style-name="T70">237</text:span><text:span text:style-name="T65">(Hz)力 被（</text:span>杯子）吸收 第三多，反射、折射、透射 第三少。</text:p>
                                </text:list-item>
                                <text:list-item>
                                  <text:p text:style-name="P179"><text:span text:style-name="T65">該彩虹力的 其他頻率(Hz)力 被（</text:span>杯子）吸收 最少，反射、折射、透射 最多。</text:p>
                                </text:list-item>
                                <text:list-item>
                                  <text:p text:style-name="P249">明顯例子。</text:p>
                                  <text:list>
                                    <text:list-item>
                                      <text:p text:style-name="P179">假定，該彩虹力（在 不同頻率）的 強度（都）是<text:span text:style-name="T1"> </text:span><text:span text:style-name="T76">A</text:span><text:span text:style-name="T162">（分貝）</text:span>。</text:p>
                                    </text:list-item>
                                    <text:list-item>
                                      <text:p text:style-name="P183">假定，該彩虹力（在 不同頻率）的 強度（都）是<text:span text:style-name="T1"> </text:span><text:span text:style-name="T71">10000</text:span><text:span text:style-name="T162">（分貝）</text:span>。</text:p>
                                    </text:list-item>
                                    <text:list-item>
                                      <text:p text:style-name="P181">假定，<text:span text:style-name="T65">該彩虹力的 1(Hz)力 被（</text:span>杯子）吸收 <text:span text:style-name="T75">A</text:span><text:span text:style-name="T88">1</text:span><text:span text:style-name="T162">（分貝）</text:span>。</text:p>
                                      <text:list>
                                        <text:list-item>
                                          <text:p text:style-name="P179">假定，<text:span text:style-name="T65">該彩虹力的 1(Hz)力 被（</text:span>杯子）吸收 <text:span text:style-name="T71">100</text:span><text:span text:style-name="T162">（分貝）</text:span>。</text:p>
                                        </text:list-item>
                                        <text:list-item>
                                          <text:p text:style-name="P180"><text:span text:style-name="T65">該彩虹力的 1(Hz)力 被（</text:span>杯子）反射、折射、透射 <text:span text:style-name="T72">9900</text:span><text:span text:style-name="T162">（分貝）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80">假定，<text:span text:style-name="T65">該彩虹力的 1</text:span><text:span text:style-name="T74">2</text:span><text:span text:style-name="T65">(Hz)力 被（</text:span>杯子）吸收<text:span text:style-name="T4"> </text:span><text:span text:style-name="T165">A</text:span><text:span text:style-name="T89">2</text:span><text:span text:style-name="T162">（分貝）</text:span>。</text:p>
                                    </text:list-item>
                                    <text:list-item>
                                      <text:p text:style-name="P182"><text:span text:style-name="T75">A</text:span><text:span text:style-name="T88">1</text:span><text:span text:style-name="T1"> </text:span><text:span text:style-name="T171">&gt; </text:span><text:span text:style-name="T165">A</text:span><text:span text:style-name="T89">2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182">共振 是 某一特定頻率的 力 發生 累積、累加 的 現象。</text:p>
                                  <text:list>
                                    <text:list-item>
                                      <text:p text:style-name="P185">假定，杯子 因為（該頻率的）共振 變形。</text:p>
                                      <text:list>
                                        <text:list-item>
                                          <text:p text:style-name="P185">該頻率的強度 超過 杯子的容許強度。</text:p>
                                          <text:list>
                                            <text:list-item>
                                              <text:p text:style-name="P185">（該頻率的）強度 相依於 力的強度、杯子的吸收（材料特性）。</text:p>
                                            </text:list-item>
                                            <text:list-item>
                                              <text:p text:style-name="P185">杯子，容許強度 相依於 材料特性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85">變形 是 彈性變形、塑性變形、斷裂變形。<text:span text:style-name="T145">{斷裂變形 的 明顯例子，杯子龜裂}</text:span></text:p>
                                        </text:list-item>
                                        <text:list-item>
                                          <text:p text:style-name="P198">明顯例子，假定，杯子 在 <text:span text:style-name="T65">1(Hz)</text:span>、<text:span text:style-name="T71">10000</text:span><text:span text:style-name="T162">（分貝）會發生 </text:span>斷裂變形。</text:p>
                                          <text:list>
                                            <text:list-item>
                                              <text:p text:style-name="P199">假定，使用 <text:span text:style-name="T65">1(Hz)</text:span>、<text:span text:style-name="T71">10000</text:span><text:span text:style-name="T78">0000</text:span><text:span text:style-name="T71">(</text:span><text:span text:style-name="T167">分貝)敲</text:span><text:span text:style-name="T162">擊，杯子吸</text:span><text:span text:style-name="T167">收</text:span><text:span text:style-name="T73">6</text:span><text:span text:style-name="T78">0</text:span><text:span text:style-name="T167">00</text:span><text:span text:style-name="T168">(</text:span><text:span text:style-name="T167">分貝)</text:span>。</text:p>
                                            </text:list-item>
                                            <text:list-item>
                                              <text:p text:style-name="P202"><text:span text:style-name="T167">杯子</text:span>（<text:span text:style-name="T167">累積</text:span>）蘊含<text:span text:style-name="T167"> </text:span><text:span text:style-name="T65">1</text:span><text:span text:style-name="T162">（</text:span><text:span text:style-name="T65">Hz</text:span><text:span text:style-name="T162">）</text:span>、<text:span text:style-name="T73">6</text:span><text:span text:style-name="T78">0</text:span><text:span text:style-name="T167">00</text:span><text:span text:style-name="T162">（分貝）</text:span>。</text:p>
                                            </text:list-item>
                                            <text:list-item>
                                              <text:p text:style-name="P203"><text:span text:style-name="T65">1(Hz)</text:span><text:span text:style-name="T162">，</text:span><text:span text:style-name="T73">6</text:span><text:span text:style-name="T78">0</text:span><text:span text:style-name="T167">00(分貝) </text:span><text:span text:style-name="T162">&lt;</text:span><text:span text:style-name="T167"> </text:span><text:span text:style-name="T71">10000(</text:span><text:span text:style-name="T167">分貝)</text:span><text:span text:style-name="T162">，杯子 </text:span>彈性變形、塑性變形。</text:p>
                                            </text:list-item>
                                            <text:list-item>
                                              <text:p text:style-name="P204">假定，持續一段時間，杯<text:span text:style-name="T4">子(變成 累積)</text:span>蘊含 <text:span text:style-name="T65">1(Hz)</text:span>、<text:span text:style-name="T73">5</text:span><text:span text:style-name="T73">1</text:span><text:span text:style-name="T167">00</text:span><text:span text:style-name="T168">(</text:span><text:span text:style-name="T167">分貝)</text:span>。</text:p>
                                            </text:list-item>
                                            <text:list-item>
                                              <text:p text:style-name="P204"><text:span text:style-name="T65">1(Hz)</text:span><text:span text:style-name="T162">，</text:span><text:span text:style-name="T73">5</text:span><text:span text:style-name="T73">1</text:span><text:span text:style-name="T167">00(分貝) </text:span><text:span text:style-name="T162">&lt;</text:span><text:span text:style-name="T167"> </text:span><text:span text:style-name="T71">10000(</text:span><text:span text:style-name="T167">分貝)</text:span><text:span text:style-name="T162">，杯子 </text:span>彈性變形、塑性變形。</text:p>
                                            </text:list-item>
                                            <text:list-item>
                                              <text:p text:style-name="P200">假定，<text:span text:style-name="T167">再</text:span>使用<text:span text:style-name="T65">1(Hz)</text:span>、<text:span text:style-name="T71">10000</text:span><text:span text:style-name="T78">0000</text:span><text:span text:style-name="T71">(</text:span><text:span text:style-name="T167">分貝)敲</text:span><text:span text:style-name="T162">擊 杯子吸</text:span><text:span text:style-name="T167">收</text:span><text:span text:style-name="T73">6</text:span><text:span text:style-name="T78">0</text:span><text:span text:style-name="T167">00</text:span><text:span text:style-name="T168">(</text:span><text:span text:style-name="T167">分貝)</text:span>。</text:p>
                                            </text:list-item>
                                            <text:list-item>
                                              <text:p text:style-name="P202"><text:span text:style-name="T167">杯子</text:span>（<text:span text:style-name="T167">累積</text:span>）蘊含<text:span text:style-name="T167"> </text:span><text:span text:style-name="T65">1</text:span><text:span text:style-name="T162">（</text:span><text:span text:style-name="T65">Hz</text:span><text:span text:style-name="T162">）</text:span>、<text:span text:style-name="T170">11100</text:span><text:span text:style-name="T162">（分貝）</text:span>。</text:p>
                                            </text:list-item>
                                            <text:list-item>
                                              <text:p text:style-name="P201"><text:span text:style-name="T65">1</text:span><text:span text:style-name="T162">（</text:span><text:span text:style-name="T65">Hz</text:span><text:span text:style-name="T162">），</text:span><text:span text:style-name="T170">11100</text:span><text:span text:style-name="T162">（</text:span><text:span text:style-name="T167">分貝</text:span><text:span text:style-name="T162">）</text:span><text:span text:style-name="T167">&gt; </text:span><text:span text:style-name="T71">10000</text:span><text:span text:style-name="T162">（分貝），杯子 </text:span>斷裂變形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86">明顯例子，使用 <text:span text:style-name="T65">1(Hz)力，敲擊一次 杯子</text:span>。</text:p>
                                      <text:list>
                                        <text:list-item>
                                          <text:p text:style-name="P186">杯子 吸收（部分的）<text:span text:style-name="T65">1(Hz)力</text:span>。</text:p>
                                          <text:list>
                                            <text:list-item>
                                              <text:p text:style-name="P186">杯子 蘊含 <text:span text:style-name="T65">1(Hz)力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87">杯子 蘊含的 <text:span text:style-name="T65">1(Hz)力(逐漸)（隨著 時間流逝）強度 變化</text:span>。</text:p>
                                          <text:list>
                                            <text:list-item>
                                              <text:p text:style-name="P188">強度<text:span text:style-name="T4">(</text:span><text:span text:style-name="T166">變化</text:span><text:span text:style-name="T4">)逐漸變成(杯子)溫度、粒子群的平均動能(反向變化)。</text:span></text:p>
                                            </text:list-item>
                                            <text:list-item>
                                              <text:p text:style-name="P188">變化 的 明顯例子，降低、維持、提升。</text:p>
                                            </text:list-item>
                                            <text:list-item>
                                              <text:p text:style-name="P188">假定 變化 是 降低，反向變化 是 提升。</text:p>
                                            </text:list-item>
                                            <text:list-item>
                                              <text:p text:style-name="P197">假定 變化 是 維持，反向變化 是 維持。</text:p>
                                            </text:list-item>
                                            <text:list-item>
                                              <text:p text:style-name="P197">假定 變化 是 提升，反向變化 是 降低。</text:p>
                                            </text:list-item>
                                            <text:list-item>
                                              <text:p text:style-name="P188">溫度 降低 的 明顯例子，雷射降溫、輸入能量進行破壞性干涉。</text:p>
                                            </text:list-item>
                                            <text:list-item>
                                              <text:p text:style-name="P196">溫度 維持 的 明顯例子，飛輪穩速、輸入能量進行維持和共振。</text:p>
                                            </text:list-item>
                                            <text:list-item>
                                              <text:p text:style-name="P188">溫度 提升 的 明顯例子，摩擦生熱、輸入能量進行擾動和變化。</text:p>
                                            </text:list-item>
                                            <text:list-item>
                                              <text:p text:style-name="P188">明顯例子，<text:span text:style-name="T77">100（分貝）的力 → 12（分貝）的力</text:span>。</text:p>
                                            </text:list-item>
                                            <text:list-item>
                                              <text:p text:style-name="P195">持續降低 是 收斂。</text:p>
                                            </text:list-item>
                                            <text:list-item>
                                              <text:p text:style-name="P194">持續維持 是 共振。</text:p>
                                            </text:list-item>
                                            <text:list-item>
                                              <text:p text:style-name="P195">持續提升 是 發散。</text:p>
                                            </text:list-item>
                                            <text:list-item>
                                              <text:p text:style-name="P188">假定 變化是 收斂，杯子 從 緩慢大幅搖晃 變成 快速小幅搖晃。</text:p>
                                            </text:list-item>
                                            <text:list-item>
                                              <text:p text:style-name="P189">假定 變化是 共振，杯子 搖晃的 頻率、強度 不變。</text:p>
                                            </text:list-item>
                                            <text:list-item>
                                              <text:p text:style-name="P190">假定 變化是 發散，杯子 從 快速小幅搖晃 變成 緩慢大幅搖晃。</text:p>
                                            </text:list-item>
                                            <text:list-item>
                                              <text:p text:style-name="P190">假定 變化是 發散，杯子的 粒子的 位移量 越來越長、紅移現象。</text:p>
                                            </text:list-item>
                                            <text:list-item>
                                              <text:p text:style-name="P191">假定 變化是 發散，杯子的 溫度 降低、（出現）紅移現象。</text:p>
                                            </text:list-item>
                                            <text:list-item>
                                              <text:p text:style-name="P192">變化 越共振，杯子的 粒子群的動能 越收斂 <text:span text:style-name="T4">粒子群的平均動能</text:span>。</text:p>
                                            </text:list-item>
                                            <text:list-item>
                                              <text:p text:style-name="P193">變化 越共振，杯子的 粒子群的 動能 越同步於 杯子的 搖晃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7">假定，使用 某一特定頻率（連綿不斷）敲擊、吹口哨 玻璃杯。</text:p>
                      <text:list>
                        <text:list-item>
                          <text:p text:style-name="P62">玻璃杯 有機率 龜裂、爆裂、分裂。</text:p>
                        </text:list-item>
                        <text:list-item>
                          <text:p text:style-name="P63">玻璃杯 有機率 融解、融化、融合。</text:p>
                        </text:list-item>
                      </text:list>
                    </text:list-item>
                  </text:list>
                </text:list-item>
                <text:list-item>
                  <text:p text:style-name="P62">明顯例子，物質、粒子。</text:p>
                  <text:list>
                    <text:list-item>
                      <text:p text:style-name="P64">（使用 某一特定光）照射一次 粒子。</text:p>
                      <text:list>
                        <text:list-item>
                          <text:p text:style-name="P65">粒子 出現（該粒子）特殊的、特有的 頻率、光譜線。</text:p>
                        </text:list-item>
                      </text:list>
                    </text:list-item>
                    <text:list-item>
                      <text:p text:style-name="P64">假定，使用 不同光強的 光，照射一次 粒子。</text:p>
                      <text:list>
                        <text:list-item>
                          <text:p text:style-name="P62">光譜線群的 頻率分佈相同、強度不同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宗態譜</text:p>
          <text:list>
            <text:list-item>
              <text:p text:style-name="P21">（宗態譜 的 相關描述在 <text:span text:style-name="T79">新生之書</text:span>的 <text:span text:style-name="T79">能量、儲量</text:span> 文件群的 <text:span text:style-name="T79">宗態譜</text:span>）</text:p>
            </text:list-item>
            <text:list-item>
              <text:p text:style-name="P2"><text:span text:style-name="T98">宗態譜 </text:span>紫移。</text:p>
              <text:list>
                <text:list-item>
                  <text:p text:style-name="P3"><text:span text:style-name="T98">明顯例子，</text:span>宗速運動頻率，從 低頻<text:span text:style-name="T98"> 紫移</text:span>到 高頻。</text:p>
                  <text:list>
                    <text:list-item>
                      <text:p text:style-name="P22">（宗速運動頻率 的 相關描述在 <text:span text:style-name="T79">新生之書</text:span>的 <text:span text:style-name="T79">能量、儲量</text:span> 文件群的 <text:span text:style-name="T79">宗速</text:span>）</text:p>
                    </text:list-item>
                  </text:list>
                </text:list-item>
                <text:list-item>
                  <text:p text:style-name="P66">明顯例子，從 氣態 紫移到 液態（以上）。</text:p>
                </text:list-item>
                <text:list-item>
                  <text:p text:style-name="P67">明顯例子，從 波態譜 紫移到 粒子態（以上）。</text:p>
                </text:list-item>
                <text:list-item>
                  <text:p text:style-name="P67">明顯例子<text:span text:style-name="T4">，</text:span>從 <text:span text:style-name="T4">&lt;?</text:span><text:span text:style-name="T10">1&gt;個體</text:span><text:span text:style-name="T4"> 紫移到 &lt;?</text:span><text:span text:style-name="T10">2&gt;個體</text:span>（以上）。</text:p>
                </text:list-item>
                <text:list-item>
                  <text:p text:style-name="P4"><text:span text:style-name="T102">明顯例子，假定 某一特定個體的 </text:span><text:span text:style-name="T4">密度 增加 → </text:span><text:span text:style-name="T102">該個體、（該個體 蘊含的）&lt;?</text:span><text:span text:style-name="T103">a&gt;個體 </text:span><text:span text:style-name="T9">紫移</text:span>。</text:p>
                  <text:list>
                    <text:list-item>
                      <text:p text:style-name="P68"><text:span text:style-name="T4">&lt;?</text:span><text:span text:style-name="T9">a&gt;個體 紫移</text:span><text:span text:style-name="T4">。</text:span></text:p>
                      <text:list>
                        <text:list-item>
                          <text:p text:style-name="P69"><text:span text:style-name="T4">&lt;?</text:span><text:span text:style-name="T9">a&gt;個體的 宗態譜 紫移</text:span>。</text:p>
                        </text:list-item>
                        <text:list-item>
                          <text:p text:style-name="P69"><text:span text:style-name="T4">&lt;?</text:span><text:span text:style-name="T9">a&gt;個體（本身）發生 紫移 現象</text:span>。</text:p>
                          <text:list>
                            <text:list-item>
                              <text:p text:style-name="P23">（紫移 的 相關描述在 <text:span text:style-name="T79">世界學</text:span> 文件群的 <text:span text:style-name="T79">紅移、紫移</text:span>的 <text:span text:style-name="T80">紫移 現象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2">某一特定個體的 密度 增加 →（蘊含 該個體 的）&lt;?b&gt;個體 紫移。</text:p>
                    </text:list-item>
                    <text:list-item>
                      <text:p text:style-name="P70">明顯例子，<text:span text:style-name="T52">（蘊含 &lt;?</text:span><text:span text:style-name="T51">a&gt;</text:span><text:span text:style-name="T52">個體 的）&lt;?</text:span><text:span text:style-name="T50">b</text:span><text:span text:style-name="T51">&gt;</text:span><text:span text:style-name="T52">個體的 </text:span><text:span text:style-name="T119">整體密度 增加 </text:span><text:span text:style-name="T111">↔</text:span><text:span text:style-name="T120"> </text:span><text:span text:style-name="T52">&lt;?</text:span><text:span text:style-name="T51">a&gt;</text:span><text:span text:style-name="T52">個體 </text:span><text:span text:style-name="T120">紫移</text:span>。</text:p>
                    </text:list-item>
                  </text:list>
                </text:list-item>
                <text:list-item>
                  <text:p text:style-name="P24">（剩餘描述在 <text:span text:style-name="T79">世界學</text:span> 文件群的 <text:span text:style-name="T79">紅移、紫移</text:span>的 <text:span text:style-name="T80">紫移 現象</text:span>）</text:p>
                </text:list-item>
              </text:list>
            </text:list-item>
            <text:list-item>
              <text:p text:style-name="P11"><text:span text:style-name="T98">明顯例子，假定，某一特定個體 在做 </text:span>加速度運動。</text:p>
              <text:list>
                <text:list-item>
                  <text:p text:style-name="P206">該個體的 向前速度 變大。</text:p>
                </text:list-item>
                <text:list-item>
                  <text:p text:style-name="P11"><text:span text:style-name="T98">該個體 </text:span>紅移。</text:p>
                  <text:list>
                    <text:list-item>
                      <text:p text:style-name="P28">（相關描述在 <text:span text:style-name="T79">新生之書</text:span>的 <text:span text:style-name="T79">能量、儲量</text:span> 文件群的 <text:span text:style-name="T79">宗態譜</text:span> 的 <text:span text:style-name="T81">紅移 有 吸熱現象</text:span>）</text:p>
                    </text:list-item>
                  </text:list>
                </text:list-item>
                <text:list-item>
                  <text:p text:style-name="P206">假定，該個體 是 液態。</text:p>
                </text:list-item>
                <text:list-item>
                  <text:p text:style-name="P207">隨著 向前速度 增加，<text:span text:style-name="T140">液態的 該</text:span><text:span text:style-name="T21">個</text:span><text:span text:style-name="T140">體 → 氣態的 該</text:span><text:span text:style-name="T21">個</text:span><text:span text:style-name="T140">體 → 電漿態的 該</text:span><text:span text:style-name="T21">個</text:span><text:span text:style-name="T140">體</text:span>。</text:p>
                </text:list-item>
                <text:list-item>
                  <text:p text:style-name="P208">隨著向前速度增加，粒子態譜<text:span text:style-name="T140">的 該</text:span><text:span text:style-name="T21">個</text:span><text:span text:style-name="T140">體</text:span> →<text:span text:style-name="T140"> 波態譜的 該</text:span><text:span text:style-name="T21">個</text:span><text:span text:style-name="T140">體 → </text:span><text:span text:style-name="T21">第0</text:span><text:span text:style-name="T140">層級波態譜的 該</text:span><text:span text:style-name="T21">個</text:span><text:span text:style-name="T140">體</text:span>。</text:p>
                </text:list-item>
                <text:list-item>
                  <text:p text:style-name="P209">假定，<text:span text:style-name="T140">波態譜的 該</text:span><text:span text:style-name="T21">個</text:span><text:span text:style-name="T140">體的（平均）向前速度 是 光速</text:span>。</text:p>
                  <text:list>
                    <text:list-item>
                      <text:p text:style-name="P253">已知，該個體 在做 加速度運動。</text:p>
                    </text:list-item>
                    <text:list-item>
                      <text:p text:style-name="P209"><text:span text:style-name="T21">第0</text:span><text:span text:style-name="T140">層級波態譜的 該</text:span><text:span text:style-name="T21">個</text:span><text:span text:style-name="T140">體的 向前速度</text:span><text:span text:style-name="T21"> &gt; 光速</text:span>。</text:p>
                      <text:list>
                        <text:list-item>
                          <text:p text:style-name="P210">宗速<text:span text:style-name="T21"> </text:span><text:span text:style-name="T141">≥</text:span><text:span text:style-name="T21"> </text:span><text:span text:style-name="T140">該</text:span><text:span text:style-name="T21">個</text:span><text:span text:style-name="T140">體的 向前速度</text:span>。</text:p>
                        </text:list-item>
                        <text:list-item>
                          <text:p text:style-name="P211"><text:span text:style-name="T21">宗速 = </text:span><text:span text:style-name="T140">該</text:span><text:span text:style-name="T21">個</text:span><text:span text:style-name="T140">體的 切線速度</text:span>。</text:p>
                        </text:list-item>
                      </text:list>
                    </text:list-item>
                    <text:list-item>
                      <text:p text:style-name="P209">假定，第二個個體的 反應 低於 光速。</text:p>
                      <text:list>
                        <text:list-item>
                          <text:p text:style-name="P212">第二個個體 感測不到 <text:span text:style-name="T21">第0</text:span><text:span text:style-name="T140">層級波態譜的 </text:span>該個體。</text:p>
                        </text:list-item>
                        <text:list-item>
                          <text:p text:style-name="P213">明顯例子，假定，第二個個體的 觸覺 是<text:span text:style-name="T4"> </text:span><text:span text:style-name="T22">1牛頓的力觸碰0.1</text:span>秒（以上）才有反應。</text:p>
                          <text:list>
                            <text:list-item>
                              <text:p text:style-name="P214"><text:span text:style-name="T1">假定，</text:span><text:span text:style-name="T60">第三個個體 使用 </text:span><text:span text:style-name="T22">1牛頓</text:span>（以下）<text:span text:style-name="T22">的力觸碰0.1</text:span>秒（以下）。</text:p>
                              <text:list>
                                <text:list-item>
                                  <text:p text:style-name="P215">第二個個體 沒有感覺。</text:p>
                                  <text:list>
                                    <text:list-item>
                                      <text:p text:style-name="P215">第二個個體 有機率不知道，第三個個體 已經 施力、沒有施力。</text:p>
                                    </text:list-item>
                                    <text:list-item>
                                      <text:p text:style-name="P216">第二個個體 有機率不知道，第三個個體 已經 接近、接觸、遠離。</text:p>
                                    </text:list-item>
                                  </text:list>
                                </text:list-item>
                                <text:list-item>
                                  <text:p text:style-name="P217"><text:span text:style-name="T21">密度，第0</text:span><text:span text:style-name="T140">層級波態譜的 該</text:span><text:span text:style-name="T21">個</text:span><text:span text:style-name="T140">體 鬆散於 </text:span><text:span text:style-name="T21">第</text:span><text:span text:style-name="T24">1</text:span><text:span text:style-name="T140">層級波態譜的 該</text:span><text:span text:style-name="T21">個</text:span><text:span text:style-name="T140">體</text:span>。</text:p>
                                  <text:list>
                                    <text:list-item>
                                      <text:p text:style-name="P218">向前速度，<text:span text:style-name="T21">第0</text:span><text:span text:style-name="T140">層級波態譜的 該</text:span><text:span text:style-name="T21">個</text:span><text:span text:style-name="T140">體 高於 </text:span><text:span text:style-name="T21">第</text:span><text:span text:style-name="T25">1</text:span><text:span text:style-name="T140">層級波態譜的 該</text:span><text:span text:style-name="T21">個</text:span><text:span text:style-name="T140">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14"><text:span text:style-name="T1">假定，</text:span><text:span text:style-name="T60">第三個個體 使用 </text:span><text:span text:style-name="T22">1牛頓</text:span>（以上）<text:span text:style-name="T22">的力觸碰0.1</text:span>秒（以下）。</text:p>
                              <text:list>
                                <text:list-item>
                                  <text:p text:style-name="P214">第二個個體（當下）沒有感覺。</text:p>
                                </text:list-item>
                                <text:list-item>
                                  <text:p text:style-name="P214">第二個個體 有機率認定有 後勁、瞬間爆發的力、瞬間出現的力脈衝。</text:p>
                                </text:list-item>
                                <text:list-item>
                                  <text:p text:style-name="P214">第三個個體 已經 沒有施力、遠離第二個個體。</text:p>
                                  <text:list>
                                    <text:list-item>
                                      <text:p text:style-name="P214">第二個個體（才）感測到力、反應過來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19"><text:span text:style-name="T1">假定，</text:span><text:span text:style-name="T60">第三個個體 使用 </text:span><text:span text:style-name="T22">1牛頓</text:span>（以下）<text:span text:style-name="T22">的力觸碰0.1</text:span>秒（以上）。</text:p>
                              <text:list>
                                <text:list-item>
                                  <text:p text:style-name="P214">第二個個體 沒有感覺。</text:p>
                                </text:list-item>
                              </text:list>
                            </text:list-item>
                            <text:list-item>
                              <text:p text:style-name="P214"><text:span text:style-name="T1">假定，</text:span><text:span text:style-name="T60">第三個個體 使用 </text:span><text:span text:style-name="T22">1牛頓</text:span>（以上）<text:span text:style-name="T22">的力觸碰0.1</text:span>秒（以上）。</text:p>
                              <text:list>
                                <text:list-item>
                                  <text:p text:style-name="P214">第二個個體 有感覺。</text:p>
                                </text:list-item>
                              </text:list>
                            </text:list-item>
                            <text:list-item>
                              <text:p text:style-name="P220"><text:span text:style-name="T22">力（牛頓）</text:span><text:span text:style-name="T61">↔</text:span><text:span text:style-name="T23"> 該個體 蘊含的 能量（焦耳）</text:span>。</text:p>
                              <text:list>
                                <text:list-item>
                                  <text:p text:style-name="P220"><text:span text:style-name="T22">0.1</text:span>秒<text:span text:style-name="T22"> </text:span><text:span text:style-name="T61">↔</text:span><text:span text:style-name="T23"> 該個體 接觸 第二個個體的 時間</text:span>。</text:p>
                                  <text:list>
                                    <text:list-item>
                                      <text:p text:style-name="P220">該個體的 速度 越快，時間 越短。</text:p>
                                    </text:list-item>
                                  </text:list>
                                </text:list-item>
                                <text:list-item>
                                  <text:p text:style-name="P221">觸覺<text:span text:style-name="T22"> </text:span><text:span text:style-name="T61">↔</text:span><text:span text:style-name="T23"> 視覺</text:span>。</text:p>
                                  <text:list>
                                    <text:list-item>
                                      <text:p text:style-name="P222">觸覺的 反應速度<text:span text:style-name="T22"> </text:span><text:span text:style-name="T61">↔</text:span><text:span text:style-name="T23"> 視覺的 反應速度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bookmark-start text:name="黑洞"/>黑洞<text:bookmark-end text:name="黑洞"/></text:p>
          <text:list>
            <text:list-item>
              <text:p text:style-name="P46"><text:span text:style-name="T4">某一特定個體 密度 越高，（該個體 蘊含的）&lt;?</text:span><text:span text:style-name="T9">a&gt;個體 越有機率變成 &lt;?a+b&gt;</text:span><text:span text:style-name="T117">個體。</text:span></text:p>
              <text:list>
                <text:list-item>
                  <text:p text:style-name="P71"><text:span text:style-name="T54">n </text:span><text:span text:style-name="T44">≥</text:span><text:span text:style-name="T54"> a </text:span><text:span text:style-name="T44">≥</text:span><text:span text:style-name="T54"> u</text:span>。</text:p>
                </text:list-item>
                <text:list-item>
                  <text:p text:style-name="P71"><text:span text:style-name="T56">b</text:span><text:span text:style-name="T54"> </text:span><text:span text:style-name="T44">≥</text:span><text:span text:style-name="T54"> </text:span><text:span text:style-name="T56">0</text:span>。</text:p>
                </text:list-item>
                <text:list-item>
                  <text:p text:style-name="P71">該個體 的 明顯例子，黑洞。</text:p>
                  <text:list>
                    <text:list-item>
                      <text:p text:style-name="P72">明顯例子，黑洞 密度 越高。</text:p>
                      <text:list>
                        <text:list-item>
                          <text:p text:style-name="P72">（黑洞 蘊含的）某一特定個體 越有機率 從 能量 變成 物質。</text:p>
                          <text:list>
                            <text:list-item>
                              <text:p text:style-name="P72">假定，該個體 從 能量 變成 物質。</text:p>
                              <text:list>
                                <text:list-item>
                                  <text:p text:style-name="P72">能量 物質化。</text:p>
                                </text:list-item>
                                <text:list-item>
                                  <text:p text:style-name="P72">已知，<text:span text:style-name="T57">E = mc</text:span><text:span text:style-name="T96">2</text:span><text:span text:style-name="T118">。</text:span></text:p>
                                  <text:list>
                                    <text:list-item>
                                      <text:p text:style-name="P73">抽象例子，水 從 水蒸氣 變成 液態水，釋放熱能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4">（黑洞 蘊含的）某一特定個體 越有機率 從 物質 變成 空間。</text:p>
                          <text:list>
                            <text:list-item>
                              <text:p text:style-name="P75">假定，該個體 從 物質 變成 空間。</text:p>
                              <text:list>
                                <text:list-item>
                                  <text:p text:style-name="P74">物質 空間化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<text:span text:style-name="T102">某一特定個體 </text:span><text:span text:style-name="T4">密度 越高，</text:span><text:span text:style-name="T102">（該個體 蘊含的）&lt;?</text:span><text:span text:style-name="T103">a&gt;個體的 </text:span><text:span text:style-name="T9">宗態譜</text:span><text:span text:style-name="T103">、宗速運動頻率</text:span><text:span text:style-name="T9"> </text:span><text:span text:style-name="T11">越高</text:span>。</text:p>
            </text:list-item>
            <text:list-item>
              <text:p text:style-name="P6"><text:span text:style-name="T102">某一特定個體 </text:span><text:span text:style-name="T4">密度 越增加，</text:span><text:span text:style-name="T102">（該個體 蘊含的）&lt;?</text:span><text:span text:style-name="T103">a&gt;個體的 </text:span><text:span text:style-name="T9">宗態譜</text:span><text:span text:style-name="T103">、宗速運動頻率 </text:span><text:span text:style-name="T11">越紫移</text:span>。</text:p>
              <text:list>
                <text:list-item>
                  <text:p text:style-name="P25">（宗態譜 的 相關描述在 <text:span text:style-name="T79">物質世界學</text:span> 文件群的 <text:span text:style-name="T79">宗態譜</text:span>）</text:p>
                </text:list-item>
                <text:list-item>
                  <text:p text:style-name="P26">（紫移 的 相關描述在 <text:span text:style-name="T79">物質世界學</text:span> 文件群的 <text:span text:style-name="T79">宗態譜</text:span>的 <text:span text:style-name="T79">相態譜 紫移</text:span>）</text:p>
                </text:list-item>
                <text:list-item>
                  <text:p text:style-name="P76">該個體 的 明顯例子，黑洞。</text:p>
                  <text:list>
                    <text:list-item>
                      <text:p text:style-name="P76">明顯例子，黑洞 密度 越高。</text:p>
                      <text:list>
                        <text:list-item>
                          <text:p text:style-name="P73">（黑洞 蘊含的）某一特定個體 越有機率 從 氣態 變成 液態（以上）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bookmark-start text:name="暗能量、暗物質"/>暗能量、暗物質<text:bookmark-end text:name="暗能量、暗物質"/></text:p>
          <text:list>
            <text:list-item>
              <text:p text:style-name="P77">暗個體。</text:p>
              <text:list>
                <text:list-item>
                  <text:p text:style-name="P78">暗個體 是 人類（還）觀測不到的 <text:span text:style-name="T121">存在、變化</text:span>。</text:p>
                  <text:list>
                    <text:list-item>
                      <text:p text:style-name="P79">人類（還）觀測不到的 <text:span text:style-name="T121">存在</text:span> 是<text:span text:style-name="T121"> </text:span>暗<text:span text:style-name="T121">存在、</text:span>暗<text:span text:style-name="T1">&lt;?</text:span><text:span text:style-name="T49">a</text:span><text:span text:style-name="T53">&gt;</text:span><text:span text:style-name="T121">存在。</text:span></text:p>
                    </text:list-item>
                    <text:list-item>
                      <text:p text:style-name="P79">人類（還）觀測不到的 <text:span text:style-name="T121">變化</text:span> 是<text:span text:style-name="T121"> </text:span>暗<text:span text:style-name="T121">變化、</text:span>暗<text:span text:style-name="T1">&lt;?</text:span><text:span text:style-name="T49">a</text:span><text:span text:style-name="T53">&gt;</text:span><text:span text:style-name="T121">變化</text:span>。</text:p>
                      <text:list>
                        <text:list-item>
                          <text:p text:style-name="P80"><text:span text:style-name="T121">變化 基於、地基是 存在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81">暗個體 是 人類（還）觀測不到的 定律、形體。</text:p>
                  <text:list>
                    <text:list-item>
                      <text:p text:style-name="P82">人類（還）觀測不到的 定律 是<text:span text:style-name="T121"> </text:span>暗定律<text:span text:style-name="T121">、</text:span>暗<text:span text:style-name="T1">&lt;?</text:span><text:span text:style-name="T49">a</text:span><text:span text:style-name="T53">&gt;</text:span>定律。</text:p>
                      <text:list>
                        <text:list-item>
                          <text:p text:style-name="P77">定律 的 明顯例子，物理定律、化學反應。</text:p>
                        </text:list-item>
                      </text:list>
                    </text:list-item>
                    <text:list-item>
                      <text:p text:style-name="P83">人類（還）觀測不到的 形體 是<text:span text:style-name="T121"> </text:span>暗形體<text:span text:style-name="T121">、</text:span>暗<text:span text:style-name="T1">&lt;?</text:span><text:span text:style-name="T49">a</text:span><text:span text:style-name="T53">&gt;</text:span>形體。</text:p>
                      <text:list>
                        <text:list-item>
                          <text:p text:style-name="P84">形體 的 明顯例子，水、大海。</text:p>
                        </text:list-item>
                        <text:list-item>
                          <text:p text:style-name="P80">形體<text:span text:style-name="T121"> 基於、地基是 </text:span>定律。</text:p>
                        </text:list-item>
                      </text:list>
                    </text:list-item>
                  </text:list>
                </text:list-item>
                <text:list-item>
                  <text:p text:style-name="P8">暗個體 是<text:span text:style-name="T98"> 人類（還）</text:span>觀測不到的<text:span text:style-name="T98"> </text:span><text:span text:style-name="T99">&lt;?</text:span><text:span text:style-name="T100">a</text:span><text:span text:style-name="T101">&gt;</text:span><text:span text:style-name="T98">個體、</text:span><text:span text:style-name="T104">第</text:span><text:span text:style-name="T100">a</text:span><text:span text:style-name="T105">層級宗態譜</text:span><text:span text:style-name="T47">個體</text:span>。</text:p>
                  <text:list>
                    <text:list-item>
                      <text:p text:style-name="P77"><text:span text:style-name="T54">n </text:span><text:span text:style-name="T44">≥</text:span><text:span text:style-name="T54"> a </text:span><text:span text:style-name="T44">≥</text:span><text:span text:style-name="T54"> u</text:span>。</text:p>
                    </text:list-item>
                    <text:list-item>
                      <text:p text:style-name="P77">明顯例子，極端微弱的 電磁力 交互作用的 <text:span text:style-name="T1">&lt;?</text:span><text:span text:style-name="T49">a</text:span><text:span text:style-name="T53">&gt;</text:span>個體。</text:p>
                      <text:list>
                        <text:list-item>
                          <text:p text:style-name="P77">極端微弱 是（對於 某一特定 本能、傳承 來說，）極端微弱。</text:p>
                        </text:list-item>
                      </text:list>
                    </text:list-item>
                    <text:list-item>
                      <text:p text:style-name="P85">明顯例子，光（人類 認定的）量子穿隧 <text:span text:style-name="T1">&lt;?</text:span><text:span text:style-name="T49">a</text:span><text:span text:style-name="T53">&gt;</text:span>個體。</text:p>
                      <text:list>
                        <text:list-item>
                          <text:p text:style-name="P86">明顯例子，<text:span text:style-name="T1">&lt;?</text:span><text:span text:style-name="T49">a</text:span><text:span text:style-name="T53">&gt;</text:span>個體 太稀疏、密度太低。</text:p>
                        </text:list-item>
                      </text:list>
                    </text:list-item>
                    <text:list-item>
                      <text:p text:style-name="P87">明顯例子。</text:p>
                      <text:list>
                        <text:list-item>
                          <text:p text:style-name="P7"><text:span text:style-name="T1">&lt;?</text:span><text:span text:style-name="T55">1</text:span><text:span text:style-name="T53">&gt;</text:span><text:span text:style-name="T98">暗</text:span>個體 <text:span text:style-name="T110">↔</text:span><text:span text:style-name="T108"> </text:span><text:span text:style-name="T98">暗</text:span>能量。</text:p>
                        </text:list-item>
                        <text:list-item>
                          <text:p text:style-name="P7"><text:span text:style-name="T1">&lt;?</text:span><text:span text:style-name="T48">2</text:span><text:span text:style-name="T53">&gt;</text:span><text:span text:style-name="T98">暗</text:span>個體 <text:span text:style-name="T110">↔</text:span><text:span text:style-name="T108"> </text:span><text:span text:style-name="T98">暗</text:span>物質。</text:p>
                        </text:list-item>
                      </text:list>
                    </text:list-item>
                    <text:list-item>
                      <text:p text:style-name="P87">明顯例子，暗能量、暗物質。</text:p>
                      <text:list>
                        <text:list-item>
                          <text:p text:style-name="P87">暗能量 有機率是 波態譜個體、<text:span text:style-name="T1">&lt;?</text:span><text:span text:style-name="T49">1</text:span><text:span text:style-name="T53">&gt;</text:span>個體、<text:span text:style-name="T46">第</text:span><text:span text:style-name="T49">1</text:span><text:span text:style-name="T47">層級宗態譜個體</text:span>。</text:p>
                          <text:list>
                            <text:list-item>
                              <text:p text:style-name="P27">（波態譜、宗態譜 的 相關描述在 <text:span text:style-name="T79">物質世界學</text:span> 文件群的 <text:span text:style-name="T79">宗態譜</text:span>）</text:p>
                            </text:list-item>
                            <text:list-item>
                              <text:p text:style-name="P88">假定，<text:span text:style-name="T1">&lt;_?3_&gt;</text:span>個體 在 成長期、發胖。</text:p>
                              <text:list>
                                <text:list-item>
                                  <text:p text:style-name="P89">暗能量 有機率是 <text:span text:style-name="T1">&lt;_?3_&gt;</text:span>個體的 成長能量、發胖能量。</text:p>
                                  <text:list>
                                    <text:list-item>
                                      <text:p text:style-name="P90">暗能量 讓<text:span text:style-name="T125">宇宙膨脹</text:span>的 現象 有機率是，<text:span text:style-name="T1">&lt;_?3_&gt;</text:span>個體 成長、發胖 的 現象。</text:p>
                                    </text:list-item>
                                  </text:list>
                                </text:list-item>
                                <text:list-item>
                                  <text:p text:style-name="P88">明顯例子，人類 有機率在 成長期、發胖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1">暗物質 有機率是 粒子態譜個體、<text:span text:style-name="T1">&lt;?</text:span><text:span text:style-name="T48">2</text:span><text:span text:style-name="T53">&gt;</text:span>個體、<text:span text:style-name="T46">第</text:span><text:span text:style-name="T48">2</text:span><text:span text:style-name="T47">層級宗態譜個體</text:span>。</text:p>
                          <text:list>
                            <text:list-item>
                              <text:p text:style-name="P92">暗物質 有機率是（粒子態譜 的）電漿態（以下）個體。</text:p>
                              <text:list>
                                <text:list-item>
                                  <text:p text:style-name="P93">不是 電漿態（以上）。</text:p>
                                  <text:list>
                                    <text:list-item>
                                      <text:p text:style-name="P94">電漿態（以上）的 明顯例子，氣態、液態、固態。</text:p>
                                    </text:list-item>
                                  </text:list>
                                </text:list-item>
                                <text:list-item>
                                  <text:p text:style-name="P93">是 電漿態（以下）。</text:p>
                                </text:list-item>
                              </text:list>
                            </text:list-item>
                            <text:list-item>
                              <text:p text:style-name="P95"><text:span text:style-name="T4">&lt;?</text:span><text:span text:style-name="T39">3</text:span><text:span text:style-name="T37">&gt;個體</text:span><text:span text:style-name="T159">的 維持、伸縮 形成的 力</text:span> <text:span text:style-name="T110">↔</text:span>（人類 認定的）暗物質 形成的 引力。</text:p>
                              <text:list>
                                <text:list-item>
                                  <text:p text:style-name="P95"><text:span text:style-name="T4">&lt;?</text:span><text:span text:style-name="T39">3</text:span><text:span text:style-name="T38">&gt;個</text:span><text:span text:style-name="T160">體 有機率直接蘊含 該力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bookmark-start text:name="強力、弱力、引力、電磁力"/>強力、弱力、引力、電磁力<text:bookmark-end text:name="強力、弱力、引力、電磁力"/></text:p>
          <text:list>
            <text:list-item>
              <text:p text:style-name="P96">強力、弱力。</text:p>
              <text:list>
                <text:list-item>
                  <text:p text:style-name="P97">（微觀世界、微觀尺度 的）強力 <text:span text:style-name="T110">↔</text:span><text:span text:style-name="T108">（古典世界、古典尺度 的）黏性、黏著力</text:span>。</text:p>
                </text:list-item>
                <text:list-item>
                  <text:p text:style-name="P98">（微觀世界、微觀尺度 的）弱力 <text:span text:style-name="T110">↔</text:span><text:span text:style-name="T108">（古典世界、古典尺度 的）彈射力、建設性干涉</text:span>。</text:p>
                  <text:list>
                    <text:list-item>
                      <text:p text:style-name="P98">（微觀世界、微觀尺度 的）粒子 震動。</text:p>
                      <text:list>
                        <text:list-item>
                          <text:p text:style-name="P98">已知，粒子 擁有 宗速運動頻率。</text:p>
                        </text:list-item>
                        <text:list-item>
                          <text:p text:style-name="P98">假定，兩個粒子 震動、碰撞。</text:p>
                          <text:list>
                            <text:list-item>
                              <text:p text:style-name="P98">已知，作用力和反作用力。</text:p>
                            </text:list-item>
                            <text:list-item>
                              <text:p text:style-name="P98">兩個粒子 會彈射 自己、對方。</text:p>
                              <text:list>
                                <text:list-item>
                                  <text:p text:style-name="P99"><text:span text:style-name="T108">（古典世界、古典尺度 的）</text:span>彈射力 <text:span text:style-name="T110">↔</text:span>（微觀世界、微觀尺度 的）弱力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0">強力、弱力、電磁力 屬於 電磁力。</text:p>
              <text:list>
                <text:list-item>
                  <text:p text:style-name="P10">強力、弱力 <text:span text:style-name="T110">↔</text:span><text:span text:style-name="T106">（</text:span><text:span text:style-name="T98">微觀尺度</text:span><text:span text:style-name="T106"> 的）</text:span><text:span text:style-name="T108">電磁力</text:span>。</text:p>
                  <text:list>
                    <text:list-item>
                      <text:p text:style-name="P96">強力 <text:span text:style-name="T110">↔</text:span><text:span text:style-name="T108">（</text:span>微觀尺度<text:span text:style-name="T108"> 的）黏著力、黏著電磁力、電磁力</text:span>。</text:p>
                    </text:list-item>
                    <text:list-item>
                      <text:p text:style-name="P96">弱力 <text:span text:style-name="T110">↔</text:span><text:span text:style-name="T108">（</text:span>微觀尺度<text:span text:style-name="T108"> 的）</text:span>彈射<text:span text:style-name="T108">力、</text:span>彈射<text:span text:style-name="T108">電磁力、電磁力</text:span>。</text:p>
                    </text:list-item>
                  </text:list>
                </text:list-item>
                <text:list-item>
                  <text:p text:style-name="P101">電磁力 <text:span text:style-name="T110">↔</text:span><text:span text:style-name="T108">（古典尺度 的）電磁力</text:span>。</text:p>
                </text:list-item>
              </text:list>
            </text:list-item>
            <text:list-item>
              <text:p text:style-name="P102"><text:span text:style-name="T1">&lt;?</text:span><text:span text:style-name="T59">a&gt;</text:span><text:span text:style-name="T126">粒子</text:span> <text:span text:style-name="T110">↔</text:span> <text:span text:style-name="T126">力</text:span>。</text:p>
              <text:list>
                <text:list-item>
                  <text:p text:style-name="P103"><text:span text:style-name="T4">&lt;?</text:span><text:span text:style-name="T14">2&gt;粒子 的 </text:span>明顯例子，膠子、<text:span text:style-name="T4">波色</text:span>子、光子。</text:p>
                  <text:list>
                    <text:list-item>
                      <text:p text:style-name="P104">膠子 <text:span text:style-name="T110">↔</text:span> 強力。</text:p>
                    </text:list-item>
                    <text:list-item>
                      <text:p text:style-name="P104"><text:span text:style-name="T4">波色</text:span>子 <text:span text:style-name="T110">↔</text:span> 弱力。</text:p>
                    </text:list-item>
                    <text:list-item>
                      <text:p text:style-name="P104">光子 <text:span text:style-name="T110">↔</text:span> 電磁力。</text:p>
                    </text:list-item>
                  </text:list>
                </text:list-item>
                <text:list-item>
                  <text:p text:style-name="P105"><text:span text:style-name="T4">&lt;?</text:span><text:span text:style-name="T15">3</text:span><text:span text:style-name="T14">&gt;粒子 的 </text:span>明顯例子，引力子。</text:p>
                  <text:list>
                    <text:list-item>
                      <text:p text:style-name="P106">引力子 <text:span text:style-name="T110">↔</text:span> 引力。</text:p>
                    </text:list-item>
                  </text:list>
                </text:list-item>
              </text:list>
            </text:list-item>
            <text:list-item>
              <text:p text:style-name="P99">引力、電磁力。</text:p>
              <text:list>
                <text:list-item>
                  <text:p text:style-name="P107">引力。</text:p>
                  <text:list>
                    <text:list-item>
                      <text:p text:style-name="P108"><text:span text:style-name="T108">（宏觀</text:span>尺度<text:span text:style-name="T108"> 的）引力</text:span>。</text:p>
                    </text:list-item>
                    <text:list-item>
                      <text:p text:style-name="P109"><text:span text:style-name="T108">（古典</text:span>尺度<text:span text:style-name="T108"> 的）引力 </text:span><text:span text:style-name="T110">↔</text:span><text:span text:style-name="T108"> 引力</text:span>。</text:p>
                    </text:list-item>
                    <text:list-item>
                      <text:p text:style-name="P110"><text:span text:style-name="T108">（</text:span>微觀尺度<text:span text:style-name="T108"> 的）引力</text:span>。</text:p>
                      <text:list>
                        <text:list-item>
                          <text:p text:style-name="P111"><text:span text:style-name="T108">（</text:span><text:span text:style-name="T12">(</text:span><text:span text:style-name="T4">微觀尺度</text:span><text:span text:style-name="T13">)</text:span><text:span text:style-name="T95">2</text:span><text:span text:style-name="T123"> 的）引力</text:span>。</text:p>
                          <text:list>
                            <text:list-item>
                              <text:p text:style-name="P112"><text:span text:style-name="T12">(</text:span><text:span text:style-name="T4">微觀尺度</text:span><text:span text:style-name="T13">)</text:span><text:span text:style-name="T95">2</text:span><text:span text:style-name="T58"> </text:span><text:span text:style-name="T124">是 </text:span>微觀尺度<text:span text:style-name="T108">的 </text:span>微觀尺度。</text:p>
                            </text:list-item>
                            <text:list-item>
                              <text:p text:style-name="P113"><text:span text:style-name="T12">(</text:span><text:span text:style-name="T4">微觀尺度</text:span><text:span text:style-name="T13">)</text:span><text:span text:style-name="T95">2</text:span><text:span text:style-name="T58"> </text:span><text:span text:style-name="T124">是（</text:span>微觀尺度的 某一特定個體 認定的）微觀尺度<text:span text:style-name="T12">。</text:span></text:p>
                            </text:list-item>
                            <text:list-item>
                              <text:p text:style-name="P114"><text:span text:style-name="T12">(</text:span><text:span text:style-name="T4">微觀尺度</text:span><text:span text:style-name="T13">)</text:span><text:span text:style-name="T95">2</text:span><text:span text:style-name="T58"> </text:span><text:span text:style-name="T124">是（對於 </text:span>微觀尺度的 某一特定個體 來說，）微觀尺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7">電磁力<text:span text:style-name="T122">。</text:span></text:p>
                  <text:list>
                    <text:list-item>
                      <text:p text:style-name="P115"><text:span text:style-name="T108">（宏觀</text:span>尺度<text:span text:style-name="T108"> 的）</text:span>電磁<text:span text:style-name="T108">力 </text:span><text:span text:style-name="T131">↔</text:span><text:span text:style-name="T130"> 引力型電磁力</text:span>。</text:p>
                    </text:list-item>
                    <text:list-item>
                      <text:p text:style-name="P109"><text:span text:style-name="T108">（古典</text:span>尺度<text:span text:style-name="T108"> 的）</text:span>電磁<text:span text:style-name="T108">力 </text:span><text:span text:style-name="T110">↔</text:span><text:span text:style-name="T108"> </text:span>電磁<text:span text:style-name="T108">力</text:span>。</text:p>
                    </text:list-item>
                    <text:list-item>
                      <text:p text:style-name="P116"><text:span text:style-name="T108">（</text:span>微觀尺度<text:span text:style-name="T108"> 的）</text:span>電磁<text:span text:style-name="T108">力</text:span> <text:span text:style-name="T110">↔</text:span><text:span text:style-name="T108"> </text:span>強力<text:span text:style-name="T108">、</text:span>弱力。</text:p>
                      <text:list>
                        <text:list-item>
                          <text:p text:style-name="P117">質子 被 強力 壓縮成 原子核<text:span text:style-name="T108"> </text:span><text:span text:style-name="T110">↔</text:span><text:span text:style-name="T108"> 中子、夸克 被 引力 壓縮成 中子星、夸克星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6"><text:bookmark-start text:name="質量"/>質量<text:bookmark-end text:name="質量"/></text:p>
          <text:list>
            <text:list-item>
              <text:p text:style-name="P116">明顯例子，假定，<text:span text:style-name="T4">第一個</text:span><text:span text:style-name="T16">個體 蘊含 第二個</text:span><text:span text:style-name="T127">個體。</text:span></text:p>
              <text:list>
                <text:list-item>
                  <text:p text:style-name="P116">質量 相依於 第一個個體、第二個個體 的 密度、材料特性。</text:p>
                </text:list-item>
              </text:list>
            </text:list-item>
            <text:list-item>
              <text:p text:style-name="P118">明顯例子，假定，<text:span text:style-name="T4">第一個</text:span><text:span text:style-name="T16">個體 蘊含 第二個</text:span><text:span text:style-name="T127">個體</text:span>。</text:p>
              <text:list>
                <text:list-item>
                  <text:p text:style-name="P118">已知，第二個個體的 速度 是 宗速。</text:p>
                </text:list-item>
                <text:list-item>
                  <text:p text:style-name="P118">質量 相依於（宗速 轉移到 向前速度）的速度。</text:p>
                  <text:list>
                    <text:list-item>
                      <text:p text:style-name="P119">明顯例子。</text:p>
                      <text:list>
                        <text:list-item>
                          <text:p text:style-name="P119">假定，第二個個體（微觀尺度）上下震動速度、圓周運動速度 是 宗速。</text:p>
                        </text:list-item>
                        <text:list-item>
                          <text:p text:style-name="P119">假定，第二個個體（古典尺度）沒有位移、沒有運動、靜止狀態。</text:p>
                          <text:list>
                            <text:list-item>
                              <text:p text:style-name="P118">第二個個體的 向前速度 是<text:span text:style-name="T4"> </text:span><text:span text:style-name="T17">0</text:span>。</text:p>
                            </text:list-item>
                          </text:list>
                        </text:list-item>
                        <text:list-item>
                          <text:p text:style-name="P118">假定，第三個個體 推動 第二個個體。</text:p>
                          <text:list>
                            <text:list-item>
                              <text:p text:style-name="P118">第二個個體的 運動，逐漸從 上下運動 變成 弦波運動。</text:p>
                            </text:list-item>
                            <text:list-item>
                              <text:p text:style-name="P120">質量 相依於（從 上下運動 變成 弦波運動）的 速度。</text:p>
                            </text:list-item>
                            <text:list-item>
                              <text:p text:style-name="P120">假定，第三個個體 停止推動 第二個個體。</text:p>
                              <text:list>
                                <text:list-item>
                                  <text:p text:style-name="P120">第二個個體（仍然）弦波運動、螺旋線運動、慣性運動、繼續向前運動。</text:p>
                                  <text:list>
                                    <text:list-item>
                                      <text:p text:style-name="P120">第三個個體 無法直接改變 第二個個體的 最高、最低、切線 速度。</text:p>
                                      <text:list>
                                        <text:list-item>
                                          <text:p text:style-name="P120">最高速度、最低速度、切線速度<text:span text:style-name="T4"> = </text:span>宗速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20">第三個個體 有機率使用不同<text:span text:style-name="T4">的(第一個個體的)</text:span>材料特性，間接改變 宗速。</text:p>
                                    </text:list-item>
                                    <text:list-item>
                                      <text:p text:style-name="P120">第三個個體 有機率能夠直接改變，第二個個體的 投影速度。</text:p>
                                      <text:list>
                                        <text:list-item>
                                          <text:p text:style-name="P121">投影速度 是 分量速度。</text:p>
                                        </text:list-item>
                                        <text:list-item>
                                          <text:p text:style-name="P121">投影速度 是 切線速度的 投影、分量。</text:p>
                                        </text:list-item>
                                        <text:list-item>
                                          <text:p text:style-name="P121">投影速度 的 明顯例子，向前速度、切線速度投影<text:span text:style-name="T4">到X軸</text:span>的水平<text:span text:style-name="T128">速度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8">明顯例子。</text:p>
                      <text:list>
                        <text:list-item>
                          <text:p text:style-name="P118">假定，第二個個體 向右速度 是 宗速。</text:p>
                          <text:list>
                            <text:list-item>
                              <text:p text:style-name="P118">第二個個體 沿著<text:span text:style-name="T4"> XY座標系的 X軸，向右運動</text:span>。</text:p>
                            </text:list-item>
                          </text:list>
                        </text:list-item>
                        <text:list-item>
                          <text:p text:style-name="P118">假定，第三個個體 向上推動 第二個個體。</text:p>
                          <text:list>
                            <text:list-item>
                              <text:p text:style-name="P118">已知，第二個個體的 切線速度（仍然）是 宗速。</text:p>
                              <text:list>
                                <text:list-item>
                                  <text:p text:style-name="P118">明顯例子，汽車<text:span text:style-name="T4"> </text:span><text:span text:style-name="T18">100% </text:span><text:span text:style-name="T129">運轉。</text:span></text:p>
                                  <text:list>
                                    <text:list-item>
                                      <text:p text:style-name="P118">切線速度 不變。</text:p>
                                    </text:list-item>
                                    <text:list-item>
                                      <text:p text:style-name="P118">方向 改變。</text:p>
                                      <text:list>
                                        <text:list-item>
                                          <text:p text:style-name="P118">投影速度 改變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8">第二個個體的 向右速度 降低。</text:p>
                            </text:list-item>
                            <text:list-item>
                              <text:p text:style-name="P118">第二個個體的 向上速度 增加。</text:p>
                            </text:list-item>
                          </text:list>
                        </text:list-item>
                        <text:list-item>
                          <text:p text:style-name="P118">質量 相依於（切線、<text:span text:style-name="T1">X軸</text:span> 之間的）角度（偏轉）變化。</text:p>
                        </text:list-item>
                      </text:list>
                    </text:list-item>
                    <text:list-item>
                      <text:p text:style-name="P118">明顯例子，第二個個體 從 低密度的第三個個體 進入 高密度的第三個個體。</text:p>
                      <text:list>
                        <text:list-item>
                          <text:p text:style-name="P118">第二個個體的 質量 增加。</text:p>
                          <text:list>
                            <text:list-item>
                              <text:p text:style-name="P122">質量紫移。</text:p>
                              <text:list>
                                <text:list-item>
                                  <text:p text:style-name="P118">明顯例子，紫移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3">明顯例子，假定，某一特定布的 邊緣 被固定。</text:p>
              <text:list>
                <text:list-item>
                  <text:p text:style-name="P123">假定，人類 使用 手，以 某一特定力 抓著 布。</text:p>
                  <text:list>
                    <text:list-item>
                      <text:p text:style-name="P123">布 擁有 外力、形變、應力、應變。</text:p>
                    </text:list-item>
                  </text:list>
                </text:list-item>
                <text:list-item>
                  <text:p text:style-name="P118">布 會出現 皺褶、密度增加 的（存在）現象。</text:p>
                </text:list-item>
                <text:list-item>
                  <text:p text:style-name="P118">假定，該力的 大小 不變。</text:p>
                  <text:list>
                    <text:list-item>
                      <text:p text:style-name="P124">假定，手 <text:span text:style-name="T4">運動</text:span>，手（仍然）抓著 布，布 會從 手中 滑進、滑出。</text:p>
                      <text:list>
                        <text:list-item>
                          <text:p text:style-name="P118">布 會出現 皺褶變化、密度變化 的（變化）現象。</text:p>
                        </text:list-item>
                        <text:list-item>
                          <text:p text:style-name="P125">質量<text:span text:style-name="T4"> = 手的運動力量 / </text:span>手的<text:span text:style-name="T4">運動</text:span>加速度。</text:p>
                          <text:list>
                            <text:list-item>
                              <text:p text:style-name="P118">明顯例子，摩擦力。</text:p>
                              <text:list>
                                <text:list-item>
                                  <text:p text:style-name="P118">正向力 <text:span text:style-name="T113">↔</text:span><text:span text:style-name="T135"> 該力、手抓著布的力</text:span>。</text:p>
                                  <text:list>
                                    <text:list-item>
                                      <text:p text:style-name="P126">外力 <text:span text:style-name="T113">↔</text:span><text:span text:style-name="T135"> </text:span><text:span text:style-name="T4">手的運動力量</text:span>。</text:p>
                                    </text:list-item>
                                    <text:list-item>
                                      <text:p text:style-name="P125">摩擦力 <text:span text:style-name="T113">↔</text:span><text:span text:style-name="T135"> 手 </text:span><text:span text:style-name="T4">運動</text:span><text:span text:style-name="T135">的 阻力</text:span>。</text:p>
                                      <text:list>
                                        <text:list-item>
                                          <text:p text:style-name="P127">靜摩擦力 <text:span text:style-name="T113">↔</text:span><text:span text:style-name="T135"> 手從靜止到</text:span><text:span text:style-name="T4">運動</text:span><text:span text:style-name="T135"> 所遇到的 阻力</text:span>。</text:p>
                                          <text:list>
                                            <text:list-item>
                                              <text:p text:style-name="P128">靜摩擦係數 <text:span text:style-name="T113">↔</text:span><text:span text:style-name="T135"> 布、手（表面）之間的 靜摩擦係數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7">動摩擦力 <text:span text:style-name="T113">↔</text:span><text:span text:style-name="T135"> 手（持續、繼續）</text:span><text:span text:style-name="T4">運動 </text:span><text:span text:style-name="T135">所遇到的 阻力</text:span>。</text:p>
                                          <text:list>
                                            <text:list-item>
                                              <text:p text:style-name="P129">動摩擦係數 <text:span text:style-name="T113">↔</text:span><text:span text:style-name="T135"> 布、手（表面）之間的 動摩擦係數</text:span>。</text:p>
                                            </text:list-item>
                                            <text:list-item>
                                              <text:p text:style-name="P130">已知，動摩擦力<text:span text:style-name="T4"> = </text:span>正向<text:span text:style-name="T4">力 * 動</text:span>摩擦係數。</text:p>
                                            </text:list-item>
                                            <text:list-item>
                                              <text:p text:style-name="P131"><text:span text:style-name="T4">質量 * 阻力的加速度 = </text:span><text:span text:style-name="T135">手抓著布的力</text:span><text:span text:style-name="T4"> * 動</text:span>摩擦係數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32">布 <text:span text:style-name="T113">↔</text:span><text:span text:style-name="T135"> 空間</text:span>。</text:p>
                                  <text:list>
                                    <text:list-item>
                                      <text:p text:style-name="P132">手 <text:span text:style-name="T113">↔</text:span><text:span text:style-name="T136"> 物質</text:span>。</text:p>
                                    </text:list-item>
                                    <text:list-item>
                                      <text:p text:style-name="P133">力 <text:span text:style-name="T113">↔</text:span><text:span text:style-name="T136"> 能量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4">假定，該力（持續）變小。</text:p>
                  <text:list>
                    <text:list-item>
                      <text:p text:style-name="P135">手 抓著（更少的）布 <text:span text:style-name="T113">↔</text:span><text:span text:style-name="T136"> 質量減少。</text:span></text:p>
                      <text:list>
                        <text:list-item>
                          <text:p text:style-name="P135"><text:span text:style-name="T136">明顯例子，核分裂 → 質量減少</text:span>。</text:p>
                        </text:list-item>
                      </text:list>
                    </text:list-item>
                    <text:list-item>
                      <text:p text:style-name="P136">布 會出現 皺褶變化、密度變化 的（變化）現象。</text:p>
                      <text:list>
                        <text:list-item>
                          <text:p text:style-name="P137">布的 彈力 出現 <text:span text:style-name="T113">↔</text:span><text:span text:style-name="T137"> 產生 能量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37">假定，該力（持續）變大。</text:p>
                  <text:list>
                    <text:list-item>
                      <text:p text:style-name="P135">手 抓著（更多的）布 <text:span text:style-name="T113">↔</text:span><text:span text:style-name="T136"> 質量增加。</text:span></text:p>
                      <text:list>
                        <text:list-item>
                          <text:p text:style-name="P135"><text:span text:style-name="T136">明顯例子，核融合 → 質量增加</text:span>。</text:p>
                        </text:list-item>
                      </text:list>
                    </text:list-item>
                    <text:list-item>
                      <text:p text:style-name="P137">布 會出現 皺褶變化、密度變化 的（變化）現象。</text:p>
                      <text:list>
                        <text:list-item>
                          <text:p text:style-name="P137">布的 張力 出現 <text:span text:style-name="T113">↔</text:span><text:span text:style-name="T137"> 產生 能量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38">假定，手、該力 放開、離開 布。</text:p>
                  <text:list>
                    <text:list-item>
                      <text:p text:style-name="P139">暫態，布 有機率擁有（持續）變化的 殘留內力、殘留形變、殘留應力、殘留應變。</text:p>
                    </text:list-item>
                    <text:list-item>
                      <text:p text:style-name="P139">穩態，布 有機率擁有（持續）存在的 殘留內力、殘留形變、殘留應力、殘留應變。</text:p>
                    </text:list-item>
                  </text:list>
                </text:list-item>
              </text:list>
            </text:list-item>
            <text:list-item>
              <text:p text:style-name="P137">明顯例子。</text:p>
              <text:list>
                <text:list-item>
                  <text:p text:style-name="P140">手（從 布的 上方）抓著 布 <text:span text:style-name="T113">↔</text:span><text:span text:style-name="T137"> </text:span><text:span text:style-name="T132">粒子、帶正電的粒子</text:span><text:span text:style-name="T133">、（</text:span><text:span text:style-name="T19">1/2</text:span><text:span text:style-name="T137">自旋的粒子</text:span><text:span text:style-name="T132">）</text:span>。</text:p>
                </text:list-item>
                <text:list-item>
                  <text:p text:style-name="P141">手（從 布的 下方）抓著 布 <text:span text:style-name="T113">↔</text:span><text:span text:style-name="T137"> </text:span><text:span text:style-name="T132">反粒子、帶負電的粒子</text:span><text:span text:style-name="T133">、（</text:span><text:span text:style-name="T19">-1/2</text:span><text:span text:style-name="T137">自旋的粒子</text:span><text:span text:style-name="T132">）</text:span>。</text:p>
                  <text:list>
                    <text:list-item>
                      <text:p text:style-name="P141">對於 帶負電的粒子 來說，（帶正電的粒子 產生的 波峰）是 波谷。</text:p>
                      <text:list>
                        <text:list-item>
                          <text:p text:style-name="P142">帶正電的粒子 產生的、認定的 波峰 越高，帶負電的粒子 看到的 波谷 越深。</text:p>
                        </text:list-item>
                        <text:list-item>
                          <text:p text:style-name="P142">明顯例子，布的 邊緣 固定。</text:p>
                          <text:list>
                            <text:list-item>
                              <text:p text:style-name="P143">手（從 布的 上方）抓著 布。</text:p>
                              <text:list>
                                <text:list-item>
                                  <text:p text:style-name="P144">該畫面 是 帶正電的粒子 產生的、認定的 畫面、狀態。</text:p>
                                </text:list-item>
                              </text:list>
                            </text:list-item>
                            <text:list-item>
                              <text:p text:style-name="P143">拍照、照相。</text:p>
                            </text:list-item>
                            <text:list-item>
                              <text:p text:style-name="P143">把 照片<text:span text:style-name="T4"> </text:span><text:span text:style-name="T20">180</text:span><text:span text:style-name="T139">度</text:span>倒過來。</text:p>
                              <text:list>
                                <text:list-item>
                                  <text:p text:style-name="P144">該畫面 是 帶負電的粒子 看到的、認定的 畫面、狀態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5">假定，手（從 布的 上方）抓著 布 →<text:span text:style-name="T138"> </text:span>手（從 布的 下方）抓著 布。</text:p>
                      <text:list>
                        <text:list-item>
                          <text:p text:style-name="P146"><text:span text:style-name="T137">粒子</text:span><text:span text:style-name="T19">、（1/2</text:span><text:span text:style-name="T137">自旋的粒子）</text:span>→<text:span text:style-name="T138"> 反粒子</text:span><text:span text:style-name="T19">、（-1/2</text:span><text:span text:style-name="T137">自旋的粒子）</text:span>。</text:p>
                        </text:list-item>
                      </text:list>
                    </text:list-item>
                    <text:list-item>
                      <text:p text:style-name="P146">假定，手（從 布的 上方）抓著 布 →<text:span text:style-name="T138"> </text:span>手（從 布的 上方）壓著 布。</text:p>
                      <text:list>
                        <text:list-item>
                          <text:p text:style-name="P146"><text:span text:style-name="T137">粒子</text:span><text:span text:style-name="T19">、（1/2</text:span><text:span text:style-name="T137">自旋的粒子）</text:span>→<text:span text:style-name="T138"> 反粒子</text:span><text:span text:style-name="T19">、（-1/2</text:span><text:span text:style-name="T137">自旋的粒子）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47">手 沒有抓著、從布的上方和下方抓著 布 <text:span text:style-name="T113">↔</text:span><text:span text:style-name="T137"> </text:span><text:span text:style-name="T133">光</text:span><text:span text:style-name="T132">子、不帶電的粒子</text:span><text:span text:style-name="T133">、（</text:span><text:span text:style-name="T19">整數</text:span><text:span text:style-name="T137">自旋的粒子</text:span><text:span text:style-name="T132">）</text:span>。</text:p>
                </text:list-item>
              </text:list>
            </text:list-item>
          </text:list>
        </text:list-item>
        <text:list-item>
          <text:p text:style-name="P148"><text:bookmark-start text:name="橫波、縱波、總波"/>橫波、縱波、總波<text:bookmark-end text:name="橫波、縱波、總波"/></text:p>
          <text:list>
            <text:list-item>
              <text:p text:style-name="P148">橫波、縱波、總波。</text:p>
              <text:list>
                <text:list-item>
                  <text:p text:style-name="P149">橫波 <text:span text:style-name="T112">↔</text:span><text:span text:style-name="T134"> 上下震動、（理想的）繩波</text:span>。</text:p>
                  <text:list>
                    <text:list-item>
                      <text:p text:style-name="P149">上下震動 是 垂直於 前進方向的 <text:span text:style-name="T134">震動、震盪</text:span>。</text:p>
                    </text:list-item>
                    <text:list-item>
                      <text:p text:style-name="P150">假定，被後方的個體 往上拉。</text:p>
                      <text:list>
                        <text:list-item>
                          <text:p text:style-name="P149">外力與內力。</text:p>
                          <text:list>
                            <text:list-item>
                              <text:p text:style-name="P151">（電磁力）跟著 往上拉 前方的個體。</text:p>
                            </text:list-item>
                          </text:list>
                        </text:list-item>
                        <text:list-item>
                          <text:p text:style-name="P151">作用力與反作用力。</text:p>
                          <text:list>
                            <text:list-item>
                              <text:p text:style-name="P151">被前方的個體 往下拉。</text:p>
                              <text:list>
                                <text:list-item>
                                  <text:p text:style-name="P151">假定，後方的個體 有被固定。</text:p>
                                </text:list-item>
                                <text:list-item>
                                  <text:p text:style-name="P151">假定，前方的個體 沒有被固定。</text:p>
                                </text:list-item>
                                <text:list-item>
                                  <text:p text:style-name="P151">往上拉的力 &gt; 往下拉的力。</text:p>
                                  <text:list>
                                    <text:list-item>
                                      <text:p text:style-name="P151">形成 往上拉的 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9">形成 向上運動的 現象。</text:p>
                        </text:list-item>
                      </text:list>
                    </text:list-item>
                    <text:list-item>
                      <text:p text:style-name="P150">假定，被後方的個體 往上拉、往下拉。</text:p>
                      <text:list>
                        <text:list-item>
                          <text:p text:style-name="P149">形成 上下震動的 現象。</text:p>
                        </text:list-item>
                      </text:list>
                    </text:list-item>
                  </text:list>
                </text:list-item>
                <text:list-item>
                  <text:p text:style-name="P152">縱波 <text:span text:style-name="T112">↔</text:span><text:span text:style-name="T134"> 前後震動、（理想的）彈簧波</text:span>。</text:p>
                  <text:list>
                    <text:list-item>
                      <text:p text:style-name="P149">前後震動 是 水平於 前進方向的 <text:span text:style-name="T134">震動、震盪</text:span>。</text:p>
                    </text:list-item>
                    <text:list-item>
                      <text:p text:style-name="P150">假定，被後方的個體 往前推。</text:p>
                      <text:list>
                        <text:list-item>
                          <text:p text:style-name="P153">外力與內力。</text:p>
                          <text:list>
                            <text:list-item>
                              <text:p text:style-name="P154">（電磁力）跟著 往前推 前方的個體。</text:p>
                            </text:list-item>
                          </text:list>
                        </text:list-item>
                        <text:list-item>
                          <text:p text:style-name="P154">作用力與反作用力。</text:p>
                          <text:list>
                            <text:list-item>
                              <text:p text:style-name="P149">被前方的個體 往後推。</text:p>
                            </text:list-item>
                          </text:list>
                        </text:list-item>
                        <text:list-item>
                          <text:p text:style-name="P149">形成 前後震動的 現象。</text:p>
                        </text:list-item>
                      </text:list>
                    </text:list-item>
                  </text:list>
                </text:list-item>
                <text:list-item>
                  <text:p text:style-name="P155">總波 <text:span text:style-name="T112">↔</text:span><text:span text:style-name="T134">（實際的）繩波、（實際的）彈簧波</text:span>。</text:p>
                  <text:list>
                    <text:list-item>
                      <text:p text:style-name="P148">總波 是 所有力 合在一起 形成的 波。</text:p>
                    </text:list-item>
                    <text:list-item>
                      <text:p text:style-name="P148">總波 是 橫波、縱波 的 複合型波。</text:p>
                    </text:list-item>
                    <text:list-item>
                      <text:p text:style-name="P156">明顯例子，假定，某一特定個體（裡面）的 某一特定點 只在 某一特定範圍 運動。</text:p>
                      <text:list>
                        <text:list-item>
                          <text:p text:style-name="P156">該點的 上下運動越大、前後運動越小，該點 傳遞 能量的方式 越像 橫波。</text:p>
                          <text:list>
                            <text:list-item>
                              <text:p text:style-name="P156">所有點的 平均 上下運動越大、前後運動越小，該個體傳遞能量的方式越像 橫波。</text:p>
                              <text:list>
                                <text:list-item>
                                  <text:p text:style-name="P156">所有點 是 該個體（裡面）的 所有點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6">該點的 上下運動越小、前後運動越大，該點 傳遞 能量的方式 越像 縱波。</text:p>
                          <text:list>
                            <text:list-item>
                              <text:p text:style-name="P156">所有點的 平均 上下運動越小、前後運動越大，該個體傳遞能量的方式越像 縱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6"><text:bookmark-start text:name="相對論"/>相對論<text:bookmark-end text:name="相對論"/></text:p>
          <text:list>
            <text:list-item>
              <text:p text:style-name="P156">電梯實驗。</text:p>
              <text:list>
                <text:list-item>
                  <text:p text:style-name="P156">愛因斯坦 認定，電梯裡面的 人 無法分辨 電梯向上產生的力、重力產生的力。</text:p>
                </text:list-item>
                <text:list-item>
                  <text:p text:style-name="P157">電梯裡面的 人 有機率能夠 分辨 電梯向上產生的力、重力產生的力。</text:p>
                  <text:list>
                    <text:list-item>
                      <text:p text:style-name="P157">假定，電梯 裡面 沒有空氣。<text:span text:style-name="T142">{、（除了 該人 以外，）&lt;?</text:span><text:span text:style-name="T143">2&gt;型真空}</text:span></text:p>
                    </text:list-item>
                    <text:list-item>
                      <text:p text:style-name="P157">假定，人 戴著 氧氣面罩。</text:p>
                    </text:list-item>
                    <text:list-item>
                      <text:p text:style-name="P158">明顯例子，人 放開 球，球 在 空中。</text:p>
                      <text:list>
                        <text:list-item>
                          <text:p text:style-name="P157">電梯 移動，球 不會（因為 電梯 移動）形變。</text:p>
                          <text:list>
                            <text:list-item>
                              <text:p text:style-name="P159">球 在碰到 電梯 之前，球 是 失重狀態、慣性運動、靜止運動、等速度運動。</text:p>
                            </text:list-item>
                          </text:list>
                        </text:list-item>
                        <text:list-item>
                          <text:p text:style-name="P160">重力 存在，球 會（因為 重力 存在）形變。</text:p>
                          <text:list>
                            <text:list-item>
                              <text:p text:style-name="P161">球 在碰到 電梯 之前，球 是 加速度運動。</text:p>
                            </text:list-item>
                            <text:list-item>
                              <text:p text:style-name="P162">球 會（逐漸）變成 水滴形的 球。<text:span text:style-name="T142">{、雨滴形的球}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8">明顯例子，人 放開 水，水 在 空中。</text:p>
                      <text:list>
                        <text:list-item>
                          <text:p text:style-name="P162">電梯 移動，水 不會（因為 電梯 移動）形變。</text:p>
                          <text:list>
                            <text:list-item>
                              <text:p text:style-name="P163">水 在碰到 電梯 之前，水 是 失重狀態、慣性運動、靜止運動、等速度運動。</text:p>
                            </text:list-item>
                          </text:list>
                        </text:list-item>
                        <text:list-item>
                          <text:p text:style-name="P162">重力 存在，水 會（因為 重力 存在）形變。</text:p>
                          <text:list>
                            <text:list-item>
                              <text:p text:style-name="P161">水 在碰到 電梯 之前，水 是 加速度運動。</text:p>
                            </text:list-item>
                            <text:list-item>
                              <text:p text:style-name="P162">水 會（逐漸）變成 水滴形的 水。<text:span text:style-name="T142">{、雨滴形的水}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4">明顯例子，人 放開 水，水 在 空中。</text:p>
                      <text:list>
                        <text:list-item>
                          <text:p text:style-name="P165">電梯 移動，水的 密度 均勻。</text:p>
                        </text:list-item>
                        <text:list-item>
                          <text:p text:style-name="P165">重力 存在，距離 電梯地面 越近，水的 密度 越大。</text:p>
                        </text:list-item>
                      </text:list>
                    </text:list-item>
                    <text:list-item>
                      <text:p text:style-name="P166">明顯例子，觀測 空間的 變化。</text:p>
                      <text:list>
                        <text:list-item>
                          <text:p text:style-name="P166">電梯 移動，人 會經過 不同的 空間，人 有機率使用 工具 看到 不同的 空間紋路。</text:p>
                        </text:list-item>
                        <text:list-item>
                          <text:p text:style-name="P167">重力 存在，人 會經過 相同的 空間，人 有機率使用 工具 看到 相同的 空間紋路。</text:p>
                          <text:list>
                            <text:list-item>
                              <text:p text:style-name="P167">假定，空間 穩態、穩定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7">明顯例子，觀測 空間的 形變。</text:p>
                      <text:list>
                        <text:list-item>
                          <text:p text:style-name="P157">電梯 移動，距離 電梯的地板和天花板 越近，空間節點密度 越高。</text:p>
                        </text:list-item>
                        <text:list-item>
                          <text:p text:style-name="P157">重力 存在，距離 電梯的地板 越近，空間節點密度 越高。</text:p>
                        </text:list-item>
                      </text:list>
                    </text:list-item>
                    <text:list-item>
                      <text:p text:style-name="P157">明顯例子，力 不同。</text:p>
                      <text:list>
                        <text:list-item>
                          <text:p text:style-name="P157">電梯 移動，假想重力場 是筆直型、是均勻分布、重心在無限遠。</text:p>
                          <text:list>
                            <text:list-item>
                              <text:p text:style-name="P168">（距離 電梯地面）相同的 高度，電梯中央、電梯角落 的 力、加速度 相同。</text:p>
                            </text:list-item>
                            <text:list-item>
                              <text:p text:style-name="P168">不同的 力 之間，互相水平。</text:p>
                            </text:list-item>
                          </text:list>
                        </text:list-item>
                        <text:list-item>
                          <text:p text:style-name="P157">重力 存在，真實重力場 是彎曲型、是不均勻分佈、重心在某一特定距離。</text:p>
                          <text:list>
                            <text:list-item>
                              <text:p text:style-name="P168">（距離 電梯地面）相同的 高度，電梯中央、電梯角落 的 力、加速度 不同。</text:p>
                            </text:list-item>
                            <text:list-item>
                              <text:p text:style-name="P169">不同的 力 之間，互相有 不同的 角度，有機率 互相水平、互相不水平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0">明顯例子。</text:p>
                      <text:list>
                        <text:list-item>
                          <text:p text:style-name="P171">電梯 移動，不會直接影響 在 真空中 懸空的 個體。</text:p>
                          <text:list>
                            <text:list-item>
                              <text:p text:style-name="P172">電梯 移動（，造成 空間節點密度的 變化，）會間接影響 該個體。</text:p>
                            </text:list-item>
                          </text:list>
                        </text:list-item>
                        <text:list-item>
                          <text:p text:style-name="P173">重力 存在，會直接影響 在 真空中 懸空的 個體。</text:p>
                          <text:list>
                            <text:list-item>
                              <text:p text:style-name="P174">重力 存在 會直接影響 該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5">假想重力場 不等於 真實重力場。</text:p>
                      <text:list>
                        <text:list-item>
                          <text:p text:style-name="P176">電梯向上產生的力 不等於 重力產生的力。</text:p>
                        </text:list-item>
                        <text:list-item>
                          <text:p text:style-name="P177">慣性力 不等於 重力。</text:p>
                        </text:list-item>
                        <text:list-item>
                          <text:p text:style-name="P175">慣性加速度 不等於 重力加速度。</text:p>
                        </text:list-item>
                        <text:list-item>
                          <text:p text:style-name="P175">慣性質量 不等於 重力質量。</text:p>
                        </text:list-item>
                        <text:list-item>
                          <text:p text:style-name="P175">真實重力場 越微觀，越有機率 被等效、被忽略不計。</text:p>
                        </text:list-item>
                        <text:list-item>
                          <text:p text:style-name="P178">真實重力場 越宏觀，越有機率 被分類、被納入計算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3"><text:bookmark-start text:name="反個體"/>反<text:span text:style-name="T82">個體</text:span><text:bookmark-end text:name="反個體"/></text:p>
          <text:list>
            <text:list-item>
              <text:p text:style-name="P224"><text:span text:style-name="T146">反個體 是 反</text:span><text:span text:style-name="T63">&lt;?</text:span><text:span text:style-name="T49">a</text:span><text:span text:style-name="T63">&gt;</text:span><text:span text:style-name="T146">個體</text:span>。</text:p>
            </text:list-item>
            <text:list-item>
              <text:p text:style-name="P225"><text:span text:style-name="T82">明顯例子，反物質</text:span>。</text:p>
              <text:list>
                <text:list-item>
                  <text:p text:style-name="P226"><text:span text:style-name="T82">物質、反物質</text:span>。</text:p>
                  <text:list>
                    <text:list-item>
                      <text:p text:style-name="P226"><text:span text:style-name="T82">物質</text:span> <text:span text:style-name="T109">↔</text:span><text:span text:style-name="T146"> 電子。</text:span></text:p>
                    </text:list-item>
                    <text:list-item>
                      <text:p text:style-name="P226"><text:span text:style-name="T146">反物質</text:span> <text:span text:style-name="T109">↔</text:span><text:span text:style-name="T146"> 正電子</text:span>。</text:p>
                    </text:list-item>
                  </text:list>
                </text:list-item>
                <text:list-item>
                  <text:p text:style-name="P227"><text:span text:style-name="T82">物質、反物質</text:span>。</text:p>
                  <text:list>
                    <text:list-item>
                      <text:p text:style-name="P227"><text:span text:style-name="T82">物質</text:span> <text:span text:style-name="T109">↔</text:span><text:span text:style-name="T146"> </text:span><text:span text:style-name="T63">&lt;?2&gt;</text:span><text:span text:style-name="T146">個體。</text:span></text:p>
                    </text:list-item>
                    <text:list-item>
                      <text:p text:style-name="P227"><text:span text:style-name="T146">反物質</text:span> <text:span text:style-name="T109">↔</text:span><text:span text:style-name="T146"> 反</text:span><text:span text:style-name="T63">&lt;?2&gt;</text:span><text:span text:style-name="T146">個體</text:span>。</text:p>
                    </text:list-item>
                  </text:list>
                </text:list-item>
                <text:list-item>
                  <text:p text:style-name="P227"><text:span text:style-name="T82">物質、反物質</text:span>。</text:p>
                  <text:list>
                    <text:list-item>
                      <text:p text:style-name="P227"><text:span text:style-name="T82">物質</text:span> <text:span text:style-name="T109">↔</text:span>（<text:span text:style-name="T146">半導體 的）電子。</text:span></text:p>
                    </text:list-item>
                    <text:list-item>
                      <text:p text:style-name="P228"><text:span text:style-name="T146">反物質</text:span> <text:span text:style-name="T109">↔</text:span>（<text:span text:style-name="T146">半導體 的）電洞</text:span>。</text:p>
                    </text:list-item>
                  </text:list>
                </text:list-item>
              </text:list>
            </text:list-item>
            <text:list-item>
              <text:p text:style-name="P247">湮滅。</text:p>
              <text:list>
                <text:list-item>
                  <text:p text:style-name="P248">明顯例子，物質、反物質 相碰、湮滅。</text:p>
                  <text:list>
                    <text:list-item>
                      <text:p text:style-name="P229"><text:span text:style-name="T147">物質、反物質 相碰、湮滅</text:span> <text:span text:style-name="T109">↔</text:span>（<text:span text:style-name="T146">半導體 的）電子、電洞 相碰、互補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9"><text:bookmark-start text:name="量子"/>量子<text:bookmark-end text:name="量子"/></text:p>
          <text:list>
            <text:list-item>
              <text:p text:style-name="P29">（相關描述在 <text:span text:style-name="T79">新生之書</text:span>的 <text:span text:style-name="T79">能量、儲量</text:span> 文件群的 <text:span text:style-name="T79">量子</text:span>）</text:p>
            </text:list-item>
            <text:list-item>
              <text:p text:style-name="P230">量子 是 粒子。</text:p>
            </text:list-item>
            <text:list-item>
              <text:p text:style-name="P230">明顯例子，電子。</text:p>
              <text:list>
                <text:list-item>
                  <text:p text:style-name="P231">（<text:span text:style-name="T154">微觀尺度的</text:span>）電子 <text:span text:style-name="T109">↔</text:span>（<text:span text:style-name="T154">古典尺度的</text:span>）<text:span text:style-name="T146">馬達、汽車、風力發電機、無線電報機</text:span>。<text:span text:style-name="T142">{、</text:span><text:span text:style-name="T144">人類</text:span><text:span text:style-name="T142">}</text:span></text:p>
                  <text:list>
                    <text:list-item>
                      <text:p text:style-name="P232">電子 吸收 光 <text:span text:style-name="T109">↔</text:span><text:span text:style-name="T146"> 馬達 充 電</text:span>。</text:p>
                      <text:list>
                        <text:list-item>
                          <text:p text:style-name="P233">（光能 →<text:span text:style-name="T150"> </text:span>動能）<text:span text:style-name="T109">↔</text:span>（<text:span text:style-name="T146">電能</text:span> →<text:span text:style-name="T150"> 機械能</text:span>）。</text:p>
                        </text:list-item>
                      </text:list>
                    </text:list-item>
                    <text:list-item>
                      <text:p text:style-name="P232">電子 使用 光 <text:span text:style-name="T109">↔</text:span><text:span text:style-name="T146"> 馬達 耗 電</text:span>。</text:p>
                      <text:list>
                        <text:list-item>
                          <text:p text:style-name="P233">電子（的 內在物質、內部機制）使用 光 <text:span text:style-name="T109">↔</text:span><text:span text:style-name="T146"> 馬達（的 線圈電路、轉動機制）耗 電</text:span>。</text:p>
                        </text:list-item>
                      </text:list>
                    </text:list-item>
                    <text:list-item>
                      <text:p text:style-name="P232">電子 發射 光 <text:span text:style-name="T109">↔</text:span><text:span text:style-name="T146"> 馬達 發 電</text:span>。</text:p>
                      <text:list>
                        <text:list-item>
                          <text:p text:style-name="P234">（動能 →<text:span text:style-name="T150"> 光</text:span>能）<text:span text:style-name="T109">↔</text:span>（<text:span text:style-name="T150">機械能</text:span> →<text:span text:style-name="T150"> 電能</text:span>）。</text:p>
                        </text:list-item>
                      </text:list>
                    </text:list-item>
                  </text:list>
                </text:list-item>
                <text:list-item>
                  <text:p text:style-name="P235">（<text:span text:style-name="T154">微觀尺度的</text:span>）電子 <text:span text:style-name="T109">↔</text:span>（<text:span text:style-name="T154">古典尺度的</text:span>）<text:span text:style-name="T152">麵包工坊、汽車流水線</text:span>。</text:p>
                  <text:list>
                    <text:list-item>
                      <text:p text:style-name="P236">電子 吸收 光 <text:span text:style-name="T109">↔</text:span><text:span text:style-name="T146"> 麵包工坊 </text:span>輸入、接收 <text:span text:style-name="T146">麵粉</text:span>。</text:p>
                    </text:list-item>
                    <text:list-item>
                      <text:p text:style-name="P236">電子 使用 光 <text:span text:style-name="T109">↔</text:span><text:span text:style-name="T146"> 麵包工坊 處理、揉製、烘烤 麵粉、麵團、麵包</text:span>。</text:p>
                    </text:list-item>
                    <text:list-item>
                      <text:p text:style-name="P236">電子 發射 光 <text:span text:style-name="T109">↔</text:span><text:span text:style-name="T146"> 麵包工坊 輸出、物流 麵包</text:span>。</text:p>
                    </text:list-item>
                  </text:list>
                </text:list-item>
                <text:list-item>
                  <text:p text:style-name="P237">電子運動。</text:p>
                  <text:list>
                    <text:list-item>
                      <text:p text:style-name="P237">電子 會受到 光痕 影響。</text:p>
                      <text:list>
                        <text:list-item>
                          <text:p text:style-name="P30">（光痕 的 相關描述在 <text:span text:style-name="T79">新生之書</text:span>的 <text:span text:style-name="T79">能量、儲量</text:span> 文件群的 <text:span text:style-name="T79">光痕</text:span>）</text:p>
                        </text:list-item>
                      </text:list>
                    </text:list-item>
                    <text:list-item>
                      <text:p text:style-name="P237">假定，電子附近 有（<text:span text:style-name="T1">N-</text:span><text:span text:style-name="T67">1</text:span><text:span text:style-name="T155">）個粒子。</text:span></text:p>
                    </text:list-item>
                    <text:list-item>
                      <text:p text:style-name="P236">電子的 運動、電子運動 是（受到 光痕 影響的）<text:span text:style-name="T4">N體</text:span>運動。</text:p>
                    </text:list-item>
                  </text:list>
                </text:list-item>
              </text:list>
            </text:list-item>
            <text:list-item>
              <text:p text:style-name="P238">量子自旋 <text:span text:style-name="T109">↔</text:span><text:span text:style-name="T153"> 電路、馬達、系統 發電</text:span>。</text:p>
              <text:list>
                <text:list-item>
                  <text:p text:style-name="P239">量子 <text:span text:style-name="T66">整數</text:span>自旋的 現象 <text:span text:style-name="T109">↔</text:span><text:span text:style-name="T153"> 直流電、交流電 電路、馬達、系統 發電的、運轉的 現象</text:span>。</text:p>
                </text:list-item>
                <text:list-item>
                  <text:p text:style-name="P240">量子 <text:span text:style-name="T66">1/2</text:span>自旋的 現象 <text:span text:style-name="T109">↔</text:span><text:span text:style-name="T153"> 交流電電路、交流電馬達、交流電系統 發電的、運轉的 現象</text:span>。</text:p>
                  <text:list>
                    <text:list-item>
                      <text:p text:style-name="P240">量子的 內在物質的 前進速度（仍然）=<text:span text:style-name="T1"> </text:span>宗速。</text:p>
                    </text:list-item>
                  </text:list>
                </text:list-item>
              </text:list>
            </text:list-item>
            <text:list-item>
              <text:p text:style-name="P241">明顯例子，<text:span text:style-name="T91">太陽 生產 </text:span>光。</text:p>
            </text:list-item>
            <text:list-item>
              <text:p text:style-name="P242">量子的 運動。</text:p>
              <text:list>
                <text:list-item>
                  <text:p text:style-name="P243">假定，（當下的）量子的 運動，以（當下的）量子 為 座標系、座標系零點。</text:p>
                  <text:list>
                    <text:list-item>
                      <text:p text:style-name="P243">明顯例子，第一人稱遊戲。</text:p>
                      <text:list>
                        <text:list-item>
                          <text:p text:style-name="P243">明顯例子，創世神（遊戲）。</text:p>
                        </text:list-item>
                      </text:list>
                    </text:list-item>
                  </text:list>
                </text:list-item>
                <text:list-item>
                  <text:p text:style-name="P242">假定，量子的 前進速度 <text:span text:style-name="T158">=</text:span><text:span text:style-name="T4"> 0</text:span>。</text:p>
                  <text:list>
                    <text:list-item>
                      <text:p text:style-name="P242">量子的 運動 是 <text:span text:style-name="T68">0</text:span><text:span text:style-name="T156">維</text:span>運動、靜止運動、自轉運動。</text:p>
                    </text:list-item>
                  </text:list>
                </text:list-item>
                <text:list-item>
                  <text:p text:style-name="P242">假定，量子的 前進速度 不等於<text:span text:style-name="T4"> 0</text:span>。</text:p>
                  <text:list>
                    <text:list-item>
                      <text:p text:style-name="P242">量子的 運動 是 <text:span text:style-name="T68">1</text:span><text:span text:style-name="T156">維運動、切線運動</text:span>。</text:p>
                      <text:list>
                        <text:list-item>
                          <text:p text:style-name="P244">假定，該座標系 使用 極座標系，表示、顯示 該運動。</text:p>
                          <text:list>
                            <text:list-item>
                              <text:p text:style-name="P244"><text:span text:style-name="T151">θ</text:span><text:span text:style-name="T4">是 單位時間的 自轉角度</text:span>。</text:p>
                            </text:list-item>
                            <text:list-item>
                              <text:p text:style-name="P244"><text:span text:style-name="T69">r </text:span><text:span text:style-name="T157">是 單位時間的 前進距離</text:span>。</text:p>
                              <text:list>
                                <text:list-item>
                                  <text:p text:style-name="P244">單位時間 是 最小的、最短的 時段、時間差。</text:p>
                                </text:list-item>
                              </text:list>
                            </text:list-item>
                            <text:list-item>
                              <text:p text:style-name="P244">該運動 在 該座標系，是 一條直線。</text:p>
                              <text:list>
                                <text:list-item>
                                  <text:p text:style-name="P244">該運動 同時 自轉、前進。</text:p>
                                </text:list-item>
                                <text:list-item>
                                  <text:p text:style-name="P244">明顯例子，第一人稱遊戲。</text:p>
                                  <text:list>
                                    <text:list-item>
                                      <text:p text:style-name="P245">計算 自轉速度、前進速度 對 座標位置的 影響。</text:p>
                                    </text:list-item>
                                    <text:list-item>
                                      <text:p text:style-name="P245">一次更新 座標位置。</text:p>
                                    </text:list-item>
                                    <text:list-item>
                                      <text:p text:style-name="P245">舊的座標位置、新的座標位置 之間是 一條直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6">量子 <text:span text:style-name="T109">↔</text:span><text:span text:style-name="T153"> </text:span>個體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5T11:13:59.210000000</dc:date>
    <meta:editing-duration>P20DT11H23M47S</meta:editing-duration>
    <meta:editing-cycles>16920</meta:editing-cycles>
    <meta:document-statistic meta:table-count="0" meta:image-count="0" meta:object-count="0" meta:page-count="1" meta:paragraph-count="503" meta:word-count="9518" meta:character-count="11866" meta:non-whitespace-character-count="10474"/>
  </office:meta>
</office:document-meta>
</file>